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5in" style:auto-text-indent="false"/>
    </style:style>
    <style:style style:name="P2" style:family="paragraph" style:parent-style-name="Standard">
      <style:text-properties officeooo:paragraph-rsid="010ce86f"/>
    </style:style>
    <style:style style:name="P3" style:family="paragraph" style:parent-style-name="Standard">
      <style:text-properties officeooo:paragraph-rsid="010e32f1"/>
    </style:style>
    <style:style style:name="P4" style:family="paragraph" style:parent-style-name="Standard">
      <style:text-properties officeooo:paragraph-rsid="010e95f8"/>
    </style:style>
    <style:style style:name="P5" style:family="paragraph" style:parent-style-name="Standard">
      <style:text-properties officeooo:rsid="010b786e" officeooo:paragraph-rsid="010ce86f"/>
    </style:style>
    <style:style style:name="P6" style:family="paragraph" style:parent-style-name="Standard" style:master-page-name="Standard">
      <style:paragraph-properties style:page-number="auto"/>
    </style:style>
    <style:style style:name="T1" style:family="text">
      <style:text-properties style:text-position="sub 58%"/>
    </style:style>
    <style:style style:name="T2" style:family="text">
      <style:text-properties fo:font-style="italic" style:font-style-asian="italic"/>
    </style:style>
    <style:style style:name="T3" style:family="text">
      <style:text-properties officeooo:rsid="00254fc4"/>
    </style:style>
    <style:style style:name="T4" style:family="text">
      <style:text-properties officeooo:rsid="003dec63"/>
    </style:style>
    <style:style style:name="T5" style:family="text">
      <style:text-properties fo:font-style="normal" style:font-style-asian="normal" style:font-style-complex="normal"/>
    </style:style>
    <style:style style:name="T6" style:family="text">
      <style:text-properties fo:font-style="normal" officeooo:rsid="010e95f8" style:font-style-asian="normal" style:font-style-complex="normal"/>
    </style:style>
    <style:style style:name="T7" style:family="text">
      <style:text-properties officeooo:rsid="00d5474a"/>
    </style:style>
    <style:style style:name="T8" style:family="text">
      <style:text-properties officeooo:rsid="00e83610"/>
    </style:style>
    <style:style style:name="T9" style:family="text">
      <style:text-properties officeooo:rsid="010b786e"/>
    </style:style>
    <style:style style:name="T10" style:family="text">
      <style:text-properties officeooo:rsid="010e32f1"/>
    </style:style>
    <style:style style:name="T11" style:family="text">
      <style:text-properties officeooo:rsid="010e95f8"/>
    </style:style>
    <style:style style:name="T12" style:family="text">
      <style:text-properties officeooo:rsid="0119e97c"/>
    </style:style>
    <style:style style:name="T13" style:family="text">
      <style:text-properties officeooo:rsid="011bded2"/>
    </style:style>
    <style:style style:name="T14" style:family="text">
      <style:text-properties officeooo:rsid="017e73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Standard">In the dense dark of expiring night, little by little, there began to show through the even darker, solid, blackness of the forest belt along the roadside.</text:p>
      <text:p text:style-name="Standard">...for any vehicle, the road of this kind is capital punishment with no chance of appealing to Philip Sober yet my shank's pony doesn’t mind...<text:span text:style-name="T8">nothing will get you farther than a pair of good dogs...</text:span></text:p>
      <text:p text:style-name="Standard">...a walker makes five kilometers per hour, they taught us in school...by Uncle's estimation, the district center is in fifteen kilometers, no more...I started at a little past five, the bus to Moscow departs at nine...</text:p>
      <text:p text:style-name="Standard">...jingling gods! life's a delicious havvage!.</text:p>
      <text:p text:style-name="Standard">...especially with the favorable wind...</text:p>
      <text:p text:style-name="Quote">“ The wind blows right from behind</text:p>
      <text:p text:style-name="Quote">what's on your mind?</text:p>
      <text:p text:style-name="Quote">The sailing will be plain</text:p>
      <text:p text:style-name="Quote">to fetch a bottle of Portwein...”</text:p>
      <text:p text:style-name="Standard">...slow down, little one, don’t rush when cutting corners...the dry law is vigilantly lurking, mind the Prohibition... Dura lex, sed lex… wanna a translation?.</text:p>
      <text:p text:style-name="Standard">...don't you worry, buddy, Latin is a bro from the home neighborhood...</text:p>
      <text:p text:style-name="Standard">...yet the vulgarity! the baseness of the subject: "portwein", "a bottle", flat as a pancake...</text:p>
      <text:p text:style-name="Standard">...then what?..show respect to the art of hammerers...a folklore item...next to iambic...</text:p>
      <text:p text:style-name="Standard">...no iambi-zombie talk, private...or we'll have you rotten with fatigues at dactyl...</text:p>
      <text:p text:style-name="Standard">...ha!.. who're you?..a self-taught good for nothing...screw up your loose screw first...a gourmand with fluffy chopsticks... "ah, iambus is not yummy! may I have some choree with a sprinkle of trochee, please?”...how about grayling under sherry then?...</text:p>
      <text:p text:style-name="Standard">...hmm, yes...the chorees are dying out...fucked, in fact, by the hostile ecology...arid vistas are closing in – 'warmly approving the saved reserves we will hold aloof the initiative of the plan in excess replete with the deepest satisfaction ahead of time by centners of running meters from a hectare of rolled metal'...feel free to start up the red book for all the elegant belles-lettres...doomed darlings...not a chance for survival...the golden days of muses gulped down by the abyss of past...</text:p>
      <text:p text:style-name="Quote">"The wrath sing, goddess, of the Peleus' son, Achilles..."</text:p>
      <text:p text:style-name="Standard">...this single line of hexameter calls for two square meters of footnotes so that the folks suckled and brought up with the editorials of Central press would get it what exactly that fucker Achilles wants of the Brazilian football star's kid...but think of the paper deficit!..we need it for printing about the growth of wealth and well-being!.</text:p>
      <text:p text:style-name="Standard"><text:s/>...you know the truth: if you want to live but there is no one to live with, you have to live with anyone you come across...that's why folks adore folklore...the perfection itself, mind you, can be found among those handcrafted items...here, for your consideration:</text:p>
      <text:p text:style-name="Quote"><text:soft-page-break/>"Who of you, bastards, dared label God a rasp?!."</text:p>
      <text:p text:style-name="Standard">In the dark, already slightly graying, over the deserted road sounded a snort of a restrained chuckle. The black clot of a tree floated up along the roadside and fell back.</text:p>
      <text:p text:style-name="Standard">...yeah, they did school you to toe the line...who's around here to look back at your causeless laugh?...</text:p>
      <text:p text:style-name="Quote">"I walk, and I keep smiling to myself</text:p>
      <text:p text:style-name="Quote">and at the thought 'what would they think of me?'</text:p>
      <text:p text:style-name="Quote">I into laughter burst..."</text:p>
      <text:p text:style-name="Standard">...another piece crafted in the neighborhood?...</text:p>
      <text:p text:style-name="Standard">...no, it's by some Czech with tilted towards poetry...</text:p>
      <text:p text:style-name="Standard">...you mean, Czechs are not homies?..I'll have your throat cut!...</text:p>
      <text:p text:style-name="Standard">...have mercy, oh, Abraham!..check in the bush maybe we'll square up with Yahweh and keep your son unscratched...</text:p>
      <text:p text:style-name="Standard">...and if I am Taras Bulba?...</text:p>
      <text:p text:style-name="Standard">...oh, yes!..in the dried form, pressed for the herbariums...Robinson Crusoe's goat is more of a Cossack than you...drop your bragging before it killed the nanny-goat with laughter...</text:p>
      <text:p text:style-name="Standard">...not a chance...they say that laughter is the sovereign property of Khoma Sapiensoff...</text:p>
      <text:p text:style-name="Standard">...well, from the standpoint of physiology all is radiant clear – spasms and coughs tremendously benign to health, but how to grasp it from the significance's point of view?...</text:p>
      <text:p text:style-name="Standard">...I love challenger kids, yes I do!..let's have a look...where are the decent people laughing?..right, in the specific places set forth for the purpose...that’s where you have to look for answer...like, in a circus or, say...</text:p>
      <text:p text:style-name="Standard">...hurray!..to the movies, we are going!..that's some comedy!... Fantozzi, a good fellow!..wow!..knows his trade!...</text:p>
      <text:p text:style-name="Standard">Bang! Ding! Plop! Chink! Pisssssss...</text:p>
      <text:p text:style-name="Standard">Glee and guffaw, giggling, laughter beyond all the limits and past all the bounds.</text:p>
      <text:p text:style-name="Standard">Boo-ooh-ha! Ha-ho-ho! Gu-gu-hu! Wu-hu-hu!</text:p>
      <text:p text:style-name="Standard">And only my neighbor to the left, a lady of immense proportions, sits listless, silent.</text:p>
      <text:p text:style-name="Standard">Why? Dozed off or what? No, dutifully gazes at the silver screen, without yielding a reaction though.</text:p>
      <text:p text:style-name="Standard">The man in there does his best to turn her up and takes a run to hit his head against the lamppost.</text:p>
      <text:p text:style-name="Standard">The hall reported with a happy volley.</text:p>
      <text:p text:style-name="Standard">And she? Good news she's not yawning.</text:p>
      <text:p text:style-name="Standard">But what's that? Unbelievable! On a minor episode, where Fantozzi, after another fall, plop, splash, whizz, changes in a suit five times bigger his size and the public <text:soft-page-break/>almost do not react, exhausted in the previous convulsions, that's when from the exorbitant volumes of my neighbor rolls out the laughter of the same dimensions.</text:p>
      <text:p text:style-name="Standard">Well done, comedian! But how do you start her?</text:p>
      <text:p text:style-name="Standard">...and now, when asked: why do people laugh?..my answer is – because of fear...</text:p>
      <text:p text:style-name="Standard">...fear?!..</text:p>
      <text:p text:style-name="Standard">...exactly!..you can’t put your finger on anything more dreadful for a woman than uglifying clothes...</text:p>
      <text:p text:style-name="Standard">But when the comedian's bicycle lost its saddle on the run, and the guy landed with his asshole onto the pipe that stayed sticking up there, the hall was shaking with the males' guffaw. A lady, naturally, can weather by such a trifle.</text:p>
      <text:p text:style-name="Standard">...laughter from fear!..nonsense!..they do not laugh but flee when scared...besides, your arguments are based on laughter of the basest sort...and people laugh because of not only that someone stumbled-slipped-sprawled-fell-into-drains, they laugh at witticisms as well...then, there are still epigrams...there are lots of ways to have a hearty laugh...</text:p>
      <text:p text:style-name="Standard">...verily, verily, I say unto you!..laughter comes from fear and is both request and prayer begging Unknown to avert the thing they laugh at, to keep it off the prayer sayer, I mean, off them who’s splitting their sides...and same exactly foundation underlies the laughter caused by the finest witticisms...where "ha-ha-ha" means: "let me never be a target of such a joke!"...while laughing at oneself is just a prayer: "let I never again step into it!"...they are inseparable Siamese – fear and laughter...tell me what you laugh at and I'll tell what you are afraid of!...</text:p>
      <text:p text:style-name="Standard">...so, Fool, you mean to say that someone who never laughs, is not afraid of anything?.</text:p>
      <text:p text:style-name="Standard">...Your Majesty!..we are not considering abnormal anomalies, the subject at hand is a representative of the class of vertebrates, the subclass of mammals, the species of primates, the subspecies of anthropoid with the Latin name "homo sapiens."..so don't f-f..er..fret our brains, please...</text:p>
      <text:p text:style-name="Standard">...but look, then it means that by means of a joke you can find out...</text:p>
      <text:p text:style-name="Standard">...aha!..beginning to get it?..excellent!..on we go!..and here, by the way, a kilometer post...</text:p>
      <text:p text:style-name="Standard">What does it tell? No, I can't make out, it's still dark.</text:p>
      <text:p text:style-name="Standard">Well, to hell! Let it be. It's not the first neither the last. Stop molesting orphan ones! Do you need it? Yomp your way.</text:p>
      <text:p text:style-name="Standard">Oh, I'm sorry. No crooked tricks or dirty intent, I swear. Once again, please, forgive. Have a nice stay!</text:p>
      <text:p text:style-name="Standard">...hmm...so, what were we about?..ah, well, of course!..considering the immortal question of the classic: "What are you laughing at?"...the answer is: at something that we fear to learn firsthand...what is the forerunner of laughter?..that's right – a smile...and what is the smile?..right once again – the show of teeth...let's say, we meet each other at the lowest rungs of the evolutionary ladder, where I can’t see what kind of stegosaurus you are, and you suspect me of being lungfishy...at that uneducated period, we roamed without passports...now, we meet and – first and foremost – what?..that's right!..we bare our teeth, like, look what I have, in case of <text:soft-page-break/>you allow yourself excessive liberties...see, where all these laugh-hiccups and giggle-spasms spring from?...</text:p>
      <text:p text:style-name="Standard">...boiled down to its elementary basis, laughter is a means of self-defense with a Hegelian dual function – to scare away and to pray...it is used, however, not in case of real danger (it's not the right time for giggling) but when the threat is an imaginary one...</text:p>
      <text:p text:style-name="Standard">...they don’t use it in absence of threat, or imagination, or when there is nothing to protect...</text:p>
      <text:p text:style-name="Standard">...using its monopoly on the gizmo under the consideration, the man climbed up to the top of the mentioned ladder up to the level where they issue passports and enroll you, if so is your wish, to gyms to learn kickboxing...Amen...</text:p>
      <text:p text:style-name="Standard">...wow!..it's time to shout "eureka!" and jog off to the patent office...</text:p>
      <text:p text:style-name="Standard">...why, silly sweetheart?..it's been a long time since all the wheels were reinvented...any supernova idea was brewing more than once in brains of a Chaldean priest, or a Greek sophist, a medieval alchemist, an Aztec knot-tier, a prophetic Brahman, or a Tibetan sage...all discoveries and uber-super ideas are nothing more but expressing by means of other words or symbols, the same truths old as the hills...invariable, as the change of seasons, or phases of the moon, of day and night rotation...every day is new and unique, every day is a repetition of myriad of lots of exactly same days...</text:p>
      <text:p text:style-name="Standard">...you know how to wrap it nicely, smart Alec...yet, there's a question from the audience: did you fix it firm enough, citizen?...</text:p>
      <text:p text:style-name="Standard">...sit tight, marijuanisto!..no chance you tear it off unless you’ve got some hugely "bitter but" up your sleeve, or have you?...</text:p>
      <text:p text:style-name="Standard">...uh-oh, alas, but, yes, Your I-ness...where–in the scintillating shebang of yours–would you place the smile of a two-month-old baby?..what is it afraid of, when smiling to its mother, or nenka, or mutter, or whatever?..that toothless smile seems to flush all you mental feasts straight down the drain...ain't it, Mr. Brilliant Kid?.</text:p>
      <text:p text:style-name="Standard">It's dawning. Murky-gray ceiling of dissolving darkness overhead got propped by the endless walls of hazy trunks alongside both roadsides, veiled with a mesh of hunger-black branches and chance twigs still bearing haphazard spots of withered leaves.</text:p>
      <text:p text:style-name="Standard">Along the shredded asphalt, the comets of tiny specks of snow are scuttling, swaying, drifting off their orbits, whirling their thinned streams of dry powder snow.</text:p>
      <text:p text:style-name="Standard">The wind is favorable. From behind. So blow, buddy, blow! Not a chance you ever pierce the padded jacket presented by my aunt. The head is tightly covered with the "cock"-type knitted hat, the feet in thick socks within the sturdy likes of army shoes.</text:p>
      <text:p text:style-name="Standard">The road under the whipped-up snow streams stretches to the horizon to merge with infinity...</text:p>
      <text:p text:style-name="Standard">Blow, the curly one! The ancient Greeks found out it's easier to march under the flute playing.</text:p>
      <text:p text:style-name="Standard">Sturdy rig, firm trail, what else would you want for to be happy?</text:p>
      <text:p text:style-name="Standard"><text:soft-page-break/>A cleft in the forest belt let a country road fork off. Through the gap peeped a surprised field: who's so happy here?</text:p>
      <text:p text:style-name="Standard">And because of that field, and of that road ahead, and of so grim morning, and because of the pale-transparent streams of white snow scudding on with the wind, a sudden jubilant delight and silly joy rushed to well up the throat and splash out a cry into the confused desert around: "I! Am! Happy!"</text:p>
      <text:p text:style-name="Standard">The snow streams whisked up along the asphalt kept mocking silently, like a mirror reflection, the whirlwind spirals of the clouds galloping so low above.</text:p>
      <text:p text:style-name="Standard">"Am! Happy!" This time, for some reason, with a threat and as if inquiringly.</text:p>
      <text:p text:style-name="Standard">"Happy!" That one sounded already sad.</text:p>
      <text:p text:style-name="Standard">...yes...the music played but shortly...where are you, happiness?..only in the past or in the future...some elusive illusion...</text:p>
      <text:p text:style-name="Standard">...and when coming across its tiny speck I'm always alone...why so?..it even hurts somehow...now, if she were by...though she needs no hiking marches...or if she watched on a screen, in a dream, anywhere – this very morning, and this crippled road, a solitary traveler along...</text:p>
      <text:p text:style-name="Standard">...dumb moron!..will you ever get it?..stupid wretch!..there is no "she" at all but only your driveling indistinct dreams unclear even to the dreaming fool...dreams of an impossible conjunction of heavenly beauty and the passion for pleasures of thorough earthly nature, a combination of cold-sharp mind with both tender and fervent vagina craving for you only...shut your lusty gape, kiddo...you've built a bridge atop a mountain and keep a-waiting for a river to run under...</text:p>
      <text:p text:style-name="Standard">...and besides, to get some anything you need to give some kind of something...and what, with your kind permission, do you have to offer?..this dapper dandy padded jacket?..wow!..yes, some heavy-duty rig...and being worn for just a week, no longer...</text:p>
      <text:p text:style-name="Standard">...what?..you even have got the money?..fifty rubles?!..but that's a jackpot!.</text:p>
      <text:p text:style-name="Standard">...now, subtract a tenner for the bus ticket, then twenty-five for a flight to Kiev, and a fiver for the local train...and keep in mind the havvage expenses...now, for what reason are you to be loved with crazy passion?...</text:p>
      <text:p text:style-name="Standard">...castes are divided by the abyss unbridgeable...who do you pull for?...where d’you belong?... what are you: a master or a slave?…</text:p>
      <text:p text:style-name="P2">...I am what I am what I am on the fifth bottom after the ninth gate... your ’master’ trap is a too shallow approach for each man has at least three masters – Stomach, Genitals, and Brain...<text:span text:style-name="T9">the deeper you dig the more of them spring out which one to serve?…so could you get off my back, please?.</text:span></text:p>
      <text:p text:style-name="P5">...show proper respect to der Heilige Arthur’s teaching, infidel...he sez we cannot change ourselves, we’<text:span text:style-name="T12">re</text:span> only ca<text:span text:style-name="T12">pable of</text:span> <text:span text:style-name="T12">getting </text:span>to know us a tad bit better, and it’s me who widens your horizons, pal, be grateful to your constant second...or, mayhap, wanna swap our ordinal numbers?.</text:p>
      <text:p text:style-name="P3">...<text:span text:style-name="T10">cut empty ding-dong, you knows yoursel – the first to wake up retains the slippers all day long so there’s no use to shuffle kings, and cabbage, and walruses, and carpenters...</text:span></text:p>
      <text:p text:style-name="P4"><text:soft-page-break/>...<text:span text:style-name="T11">to saddle then! and back to your trinity of Masters</text:span>...<text:span text:style-name="T11">if only you don’t want to look for a suitable outsider, Genosse</text:span><text:span text:style-name="T6"> </text:span><text:span text:style-name="Emphasis"><text:span text:style-name="T5">Feldzug-Führer</text:span></text:span><text:span text:style-name="T11">...</text:span></text:p>
      <text:p text:style-name="Standard">...shut up with your red herring!…any raccoon at the Central Committee axiomatically slaves for his stomach...to be a slave’s slave?...count me out! I do not care for his stomach...neither for fucking dialectics with all due respect to imbibed Socrates…</text:p>
      <text:p text:style-name="Standard">...but then what else to busy me with? I cannot do a better job than my legs…</text:p>
      <text:p text:style-name="Standard">...enough! no more quibbling!...say it in plain words – are you a master or a slave?…</text:p>
      <text:p text:style-name="Standard">...damn! you are a nail-hard customer...okay, I am the master of my dick if it will make you happy…</text:p>
      <text:p text:style-name="Standard">...great!...that makes 33 % plus… not little, bro!...now, would you devour your neighbor at the demand of your empty stomach?…</text:p>
      <text:p text:style-name="Standard">...I don’t think so…</text:p>
      <text:p text:style-name="Standard">...yes or no, sweetie?...</text:p>
      <text:p text:style-name="Standard">...no!...fuck you!…</text:p>
      <text:p text:style-name="Standard">...good boy! <text:span text:style-name="T9">now, I see myself whom I’ve loved so much</text:span>...<text:span text:style-name="T9">and, by the by, </text:span>you’re at level 66 % plus...so, to disentangle the remainder of the Gordian lacework…</text:p>
      <text:p text:style-name="Standard">...but I don’t remember what we were about…</text:p>
      <text:p text:style-name="Standard">...stop your zigzagging!...it’s master or slave choice...who rules who, you know…</text:p>
      <text:p text:style-name="Standard">...oh!...I’m more tired than my legs already...well, as long as my system is kept in check by means of…</text:p>
      <text:p text:style-name="Standard">...enough!...no more words!...”means of” is nothing but an instrument...congrats, Mr. Master-unto-Yoursel...two words of warning though...don’t stick your neck out nor try to change the world because a revolutionary without a supporting party is as ridiculous as a stateless citizen...and if I were you I wouldn’t kick up much sing and dance about God’s being dead 'cause all we need is Master giving us commands...but let’s peep out into the wide wild world...what exactly are you out there?…</text:p>
      <text:p text:style-name="Standard">...I have no slaves!...nor need any…</text:p>
      <text:p text:style-name="Standard">...easy, corner-cutter...a slave owner is someone else’s slave in 99 % plus...and you know as well as I do that having none does not exempt you...so, whose one are you?... Maugham’s?... John Mill’s?…</text:p>
      <text:p text:style-name="Standard">...yes, yes, yes!...as well as of that topless nuts who popped up above the fence in the Area...I am a slave to all and everything, yet temporarily, until my expiration date or simply getting bored…</text:p>
      <text:p text:style-name="Standard">...seems like we’ve run into another vicious circle with no chance to be resolved at the round table in m/u 41769’s stoker house, sorry for interrupting your trudge...wipe your snots and just keep walking...some business you're a specialist in…</text:p>
      <text:p text:style-name="Standard">And he walked, stepping on the tails of the transparent bands of scampering grains of snow.</text:p>
      <text:p text:style-name="Standard"><text:soft-page-break/>Each step was no different from the previous one, none of the steps changed a jot of the road; neither the low leaden sky nor the walls of forest belts on both sides got changed.</text:p>
      <text:p text:style-name="Standard">...all and the same...that same all...everything moves to stays the same…</text:p>
      <text:p text:style-name="Standard">Occasionally, a concrete kilometer post with figures on blue tin approached gradually to fall behind.</text:p>
      <text:p text:style-name="Standard">A few hours of such uninterrupted walking, even without any load, and aching, light but nagging, would seep into the shoulder bones. He knew that.</text:p>
      <text:p text:style-name="Standard">But not on that day. The district center was at most fifteen kilometers from the village, as said by his uncle. And from there started the transport services of a developed civilization...</text:p>
      <text:p text:style-name="Standard">Something loomed at a distance on the roadside; some huge object.</text:p>
      <text:p text:style-name="Standard">Fixing his gaze on that motionless strangeness midst the general chaotic stir, he was nearing it, trying to guess from afar: what could it be?</text:p>
      <text:p text:style-name="Standard">...some machinery...</text:p>
      <text:p text:style-name="Standard">...aha...what kind of it?...</text:p>
      <text:p text:style-name="Standard">...who knows, they tinkle out lots of them for agriculture...let's get closer and then…</text:p>
      <text:p text:style-name="Standard">A slight burning sensation broke up in his bladder.</text:p>
      <text:p text:style-name="Standard">...would you but wait a bit with your urges?..yes, machinery, yet from another sphere…</text:p>
      <text:p text:style-name="Standard">He stopped by a tangerine-yellow road roller.</text:p>
      <text:p text:style-name="Standard">...how could you possibly get to it, poor thing?..feels chilly, eh?..no doubt...way too accustomed to asphalt tropics...bituminous heat and stuff...what are your plans for to survive the wither?..no escape to warmer countries, too heavy on the rise, besides, it's too late...and no tool to dig you a furrow with because of the different purpose...anabiosis is your only chance, buddy ...freeze into the surrounding environment like them those cold-blood earth-water animals...though not a bed of roses too…</text:p>
      <text:p text:style-name="Standard">He poured his empathy out onto the scattering of small-sized gravel, then zipped the fly up and stepped over the uneven dark spot on the road, which a couple of hours before was tea prepared by Uncle's wife for a meal.</text:p>
      <text:p text:style-name="Standard">...everything flows, everything changes...one and the same tea can’t be poured out twice…</text:p>
      <text:p text:style-name="Standard">It was his second visit to the village where he was now walking from.</text:p>
      <text:p text:style-name="Standard">The first time though he did not come himself but was brought by his Dad.</text:p>
      <text:p text:style-name="Standard">The days of that summer lasted forever, unhurried, like the slow stream dividing the village into ‘ours’ and ‘theirs’.</text:p>
      <text:p text:style-name="Standard">The knee-deep water in the quiet creek was rolling soundlessly along the sandy bottom. A little bit upstream you got into the green-shaded tunnel in between the walls of a dense willow thicket. Whitebait brushed ticklishly against the shanks. It feels creepy, especially when you are twelve and they told you some scary stories about leeches and "horsehair".</text:p>
      <text:p text:style-name="Standard"><text:soft-page-break/>And beyond the village, quite at a distance, maybe at an hour's walk, there was the river Mostya not too wide but enough for a swim. And he was swimming to the opposite bright grassy <text:s/>bank and pushing the red-and-blue ball ahead over the water, watching the light spot of his face reflected in the wet, spinning, sides of the ball.</text:p>
      <text:p text:style-name="Standard">Or was that ball and the green bank by some other river of his childhood?</text:p>
      <text:p text:style-name="Standard">Yet, the fact remained that he entered the Mostya river as well. Twenty years before…</text:p>
      <text:p text:style-name="Standard">Twenty years later, on his second visit, he did not enter it. It was too cold for swimming. Late autumn. Emptiness reigned in the widely spread waves of the fields. Empty was the village with small hillocks of broken bricks – ruins of houses overgrown with rank grass. “Khan Mamai's horde was here”.</text:p>
      <text:p text:style-name="Standard">The remaining huts were silent, squatting lowly as if pressed down by the ocean of the faded sky. The Marianas Trench.</text:p>
      <text:p text:style-name="Standard">"Looking for whom?"</text:p>
      <text:p text:style-name="Standard">"Sehrguey Mikhailovich Ogoltsoff."</text:p>
      <text:p text:style-name="Standard">"And who are you?"</text:p>
      <text:p text:style-name="Standard">"Sehguey Ogoltsoff."</text:p>
      <text:p text:style-name="Standard">"So, the nephew?" guessed she quickly.</text:p>
      <text:p text:style-name="Standard">"Exactly," he agreed, holding back a smile.</text:p>
      <text:p text:style-name="Standard">She invited to go over into the room and was sorry that the uncle had just left for work after the break, and she didn’t forget to praise the scrawny cat thoroughly washing its face all the morning to predict arrival of guests, then she returned to the kitchen with the large Russian oven and slow ticking of the weight-driven clock in the wall, and the table covered with worn-out oil-cloth above the plywood doors of its box, and the persistent stares from the silent crowd of differently sized photos in the corner between two windows.</text:p>
      <text:p text:style-name="Standard">He sat leaning against the backrest of the couch, beneath a narrow arched window to the front garden, checking the interior of a single room with a brick stove opposite his feet, from which a smooth gray pipe of asbestos-concrete rose up and by the ceiling veered to the kitchen wall.</text:p>
      <text:p text:style-name="Standard">Next to the stove, stood a broad bed with paint-coated legs and backs, carrying a pyramidal tower of cushions next to the plush carpet stretched over the wall with small nails, where, in some of the thousand-and-one nights, the young man abducted a beauty on his plush horse, and the accomplice followed him, with a parting glance over his shoulder at the minarets in the sleeping city. In the corner of the room, a brown wardrobe was waiting for their arrival.</text:p>
      <text:p text:style-name="Standard">On this side, next to the couch, stood a table beneath the second of the arched windows, with chairs pushed under it and, by the blank wall to the neighbors, a television set on a high shelf.</text:p>
      <text:p text:style-name="Standard">From under the TV to the kitchen door a rug-mat stretched, following the directions of the planks in the ceiling overhead, naked and blue...</text:p>
      <text:p text:style-name="Standard"><text:soft-page-break/>She tinkled plates washing up in the kitchen, occasionally coming to the door of the room to ask if his parents were healthy, and where he worked, and what's his job.</text:p>
      <text:p text:style-name="Standard">By the cautiousness of the questions, he got it, that she knew.</text:p>
      <text:p text:style-name="Standard">As if it could be otherwise. His father, since retired, was visiting his native village almost every summer, bringing along his granddaughter too. He surely shared his troubles with his brother.</text:p>
      <text:p text:style-name="Standard">The kitchen’s entrance door banged, "Grandma! Two fives!"</text:p>
      <text:p text:style-name="Standard">"You’re back?" responded she with tender strictness. "Take off your jacket. And do not shuffle that way. Go say 'hello' to the uncle, (to the whispered question) your mom's cousin."</text:p>
      <text:p text:style-name="Standard">From behind the door handle, the boy's face with a strand of hair sticking up in a cow-lick above the right corner of the steep forehead slowly peeped in, with the childishly serious look.</text:p>
      <text:p text:style-name="Standard">After a prolonged "hello-oo" he disappeared to go on with the inaudible questioning of his grandmother.</text:p>
      <text:p text:style-name="Standard">"Lenochka's dad," answered she laying the table. "Remember her staying at grandma Sasha's last summer?"</text:p>
      <text:p text:style-name="Standard">She invited the guest to the table.</text:p>
      <text:p text:style-name="Standard">Supping the meal, the schoolboy looked at the window with a detached stare.</text:p>
      <text:p text:style-name="Standard">Could you remember what they see with such wide-open gaze those seven-year-old aliens until another question about school brings them back to their senses?</text:p>
      <text:p text:style-name="Standard">Well, at least the unknown uncle from nowhere was eating silently.</text:p>
      <text:p text:style-name="Standard">The boiled potatoes with fried onions the boy rejected, as well as the tea.</text:p>
      <text:p text:style-name="Standard">The grandmother sent him to the village smithy to tell his grandfather about the guest, who with polite ‘thank-you’ returned to the couch...</text:p>
      <text:p text:style-name="Standard">Full of lean satiety, he sat in dense sleepy silence wrapping the house.</text:p>
      <text:p text:style-name="Standard">Outside the two windows behind his back, the gray wind cooed and wooed with impetuous gusts the apple tree in the front garden, who angrily waved away the inconstant any lady's man.</text:p>
      <text:p text:style-name="Standard">It's time to insert the inner frames for winter.</text:p>
      <text:p text:style-name="Standard">On the opposite side, through the lilac-velvet night, the kidnappers were still galloping silently with their capture.</text:p>
      <text:p text:style-name="Standard">Although she might be happy to be stolen and not stay by the old vizier with his fat eunuchs…</text:p>
      <text:p text:style-name="Standard">It's weird, the extent of how fully everything around was befitting me.</text:p>
      <text:p text:style-name="Standard">And so it would be on all the following days of the vacation.</text:p>
      <text:p text:style-name="Standard">In the evenings I'd be visiting my aunt Alexandra to overeat her pancakes, and once even a chicken. Some rich villager was my aunt.</text:p>
      <text:p text:style-name="Standard">In the mornings after breakfast, when my uncle, the blacksmith, would go by bicycle to his smithy, I ventured to roam over the fields, and after the midday meal, I was cutting logs from the hillock of firewood dumped next to the house, for the winter.</text:p>
      <text:p text:style-name="Standard"><text:soft-page-break/>A beautiful Russian woman Valentina, by her husband's last name – Zhelezina, my cousin and the mother of Maxim, the outstanding student living in the house of his grandparents, would encourage me to visiting her house, where she kept the younger ones – the hooligan Volodka and post-toddler Tanyushka, who still did not want to part with her pacifier.</text:p>
      <text:p text:style-name="Standard">She would tell me the village gossips, and about her life in Moscow, where she was courted by a Frenchman, and in Kustanai, where she was married to a German from the local colonists.</text:p>
      <text:p text:style-name="Standard">Her current husband would take me to the village store, and I would drink bottled beer and listen to mujiks' talk of nothing but with so native intonations that it takes your breath away with the sentimental sympathy.</text:p>
      <text:p text:style-name="Standard">And by that time my aunt would have already given me her present of a black padded jacket, which was the must outfit for anyone there, except for kids and teenagers, so that I did not stick out like a sore thumb in my checkered jacket...</text:p>
      <text:p text:style-name="Standard">Some ante-biblical simplicity of life, and at the same time with so many admixtures.</text:p>
      <text:p text:style-name="Standard">An old woman came to the store to exchange potatoes from her garden for kolkhoz kopecks, her utter poverty showed through but the mujiks around were next to bowing, caps in hand, before her.</text:p>
      <text:p text:style-name="Standard">She’s a relic of their past – the embodiment of the old-regime landowners, yet they needed that relic and would create it from a poor retired teacher if only her facial features were delicate enough.</text:p>
      <text:p text:style-name="Standard">Returning from one of the supper evenings at my aunt's, I, for some reason, stopped in my tracks at nothing around, and for a long time was staring in the dry tall grass. What for?.</text:p>
      <text:p text:style-name="Standard">The next evening my aunt answered me that, yes, my grandmother Martha's hut had been exactly in that spot.</text:p>
      <text:p text:style-name="Standard">On the last night before leaving, I came with the farewell visit to Valentina's house.</text:p>
      <text:p text:style-name="Standard">My checkered jacket turned out exactly her husband's size, they were obviously impressed with such generosity and were calling the jacket "a suit".</text:p>
      <text:p text:style-name="Standard">To Valentina, I presented my suspiciously feminine bag. I did manage to get rid of it after all...</text:p>
      <text:p text:style-name="Standard">We went out into the darkness of the street without houses. Everyone understood that we would never see each other again.</text:p>
      <text:p text:style-name="Standard">Valentina embraced me and wept. I stroke the shoulder of her padded jacket and said, "Boodya, sister." Then I shook hands with her husband Zhelezin and went away.</text:p>
      <text:p text:style-name="Standard">So strange, in my whole life, I never heard or used that soothing word of "boodya"; it came all of itself.</text:p>
      <text:p text:style-name="Standard">I come from here, it's where I belong; sad pity I’ll be of no use for my own…</text:p>
      <text:p text:style-name="Standard">People started making wry faces at me as early as the bus station near the Izmaylovo Park, where the Ryazan-Moscow bus arrived.</text:p>
      <text:p text:style-name="Standard"><text:soft-page-break/>At Zhulyany airport in Kiev, where I disembarked the midnight flight from Moscow, the hostile attitude to me from the folks around increased exponentially to confirm the correctness of the old saying – people judge you by your zek outfit.</text:p>
      <text:p text:style-name="Standard">Public opinion on my account was voiced in the morning by a passenger on the platform in the underground metro station, "Where the fuck do you barge through among the people?"</text:p>
      <text:p text:style-name="Standard">My difference from them was in my being a black man. The black padded jacket, black pants, black army shoes. Only the "cock" hat on my head fell out of the ensemble with its brown and blue stripes.</text:p>
      <text:p text:style-name="Standard">It would seem more or less excusable were I loaded with some kind of luggage, but a black man with his hands in his pockets is outrageous, it's a challenge to the social order, it's a cheeky bomzh...</text:p>
      <text:p text:style-name="Standard">We bypass them with an unseeing glance, so that to avoid any eye contact—save, God!—or we bark, "Where the fuck do you barge through among the people?"</text:p>
      <text:p text:style-name="Standard">True, in those days we did not know the word bomzh yet, and for that sort of people, they used the term bich.</text:p>
      <text:p text:style-name="Standard">"Where do you barge, you bich?.. Get out of here, fucking bich!"</text:p>
      <text:p text:style-name="Standard">The word was brought by the seamen who had sailed abroad.</text:p>
      <text:p text:style-name="Standard">There, in the port cities, the drifters spending nights on the beach, and picking up the scraps and offal left by vacationers were called "beach-combers". Our people did not care for the whole term and borrowed only the first half of that word.</text:p>
      <text:p text:style-name="Standard">So the people without a certain place of residence and with obscure occupation got labeled biches. A short, biting term. However, it died out.</text:p>
      <text:p text:style-name="Standard">Firstly, those who did not speak English and never went to the sea began to slip into synonyms, substituting knoot (which in Russian means "whip") for bich that in Russian also means "whip".</text:p>
      <text:p text:style-name="Standard">And secondly, the abbreviation is always stronger, especially with the support of the state.</text:p>
      <text:p text:style-name="List_20_Paragraph">(...we are all from the USSR, got it?</text:p>
      <text:p text:style-name="List_20_Paragraph">Whoever does not understand will receive clarification in the CheKa, aka the KGB...)</text:p>
      <text:p text:style-name="Standard">When the law enforcement organs abbreviated the "without a certain place of residence" that in Russian becomes BOMZh, other terms had no chance of survival.</text:p>
      <text:p text:style-name="Standard">In the great and mighty Russian language, you cannot find a synonym for bomzh.</text:p>
      <text:p text:style-name="Standard">The nearest to it "tramp" or "bum" smack of mothballs and infantile lisp of the Indian cinema…</text:p>
      <text:p text:style-name="Standard">Once upon a time in Russia lived peddlers, aka offenny. In order to survive, they invented a language of their own.</text:p>
      <text:p text:style-name="Standard">Dark for uninitiated, the Offenny language went into oblivion together with its carriers – no one had bothered to compose its dictionary.</text:p>
      <text:p text:style-name="Standard">The current fenya of the criminal world is also for initiated but has nothing to do with the defunct Offenny except for echoing the latter's name.</text:p>
      <text:p text:style-name="Standard"><text:soft-page-break/>Considering fenya the language of Russian mafia is not correct because from Russian it borrowed only grammatical structures, and the vocabulary is fairly international.</text:p>
      <text:p text:style-name="Standard">Kicked out of secondary school, half-educated students when continuing their careers as jail-birds poured in fenya the bits and scraps of words they heard at foreign language classes.</text:p>
      <text:p text:style-name="Standard">That way fenya feathered its hat with atas! (from the French "atasion!"), haza (from the German "Hause"), havat (from the English "have a"), and borrowings from the languages in the family of friendly and free brother nations fused into the common inseparable USSR.</text:p>
      <text:p text:style-name="List_20_Paragraph">(...however, back to my malyava, aka letter (fenya’s term from the German "mahlen")...)</text:p>
      <text:p text:style-name="Standard">The champion for the public fundamental morals, who offended me in the metro, had no notion that under the appearance of a black man there lurked in me a tender vulnerable soul as well as the digestive tract of a delicate constitution.</text:p>
      <text:p text:style-name="Standard">I did not suspect it myself until I felt how, after the mentioned insult, I gradually became "mournful with the belly" because of intestines revolting against the trauma of discovering that in public eye they were a constituent part of a bum.</text:p>
      <text:p text:style-name="Standard">About the Maidan, which then was named Square of October Revolution, it became clear that I could not hold back the pressure of the tides that stormed the ampoule (which follows the large intestine) and left no hope of reaching the greens by the University, with the only public toilet known to me in the central part of Kiev.</text:p>
      <text:p text:style-name="Standard">Fortunately, I remembered the Ministry of Education with their ministerial toilet on the second floor, and not too far from the square, it’s only that the intemperately intensive rioting within my intestines called for additional suppression efforts…</text:p>
      <text:p text:style-name="Standard">I flung the tall entrance door open and rushed, in a concentrated jog, up the marble stairs.</text:p>
      <text:p text:style-name="Standard">"Hey! Where?" shouted the attendant from the chair to the left of the entrance.</text:p>
      <text:p text:style-name="Standard">"Plumbing equipment check," answered I over the shoulder, without slowing down the businesslike strides...</text:p>
      <text:p text:style-name="Standard">When all the sorrows subsided, I left the restroom, polished like a malachite jewelry case, and descended the wide white stairs, with the demeanor of archangel Gabriel marked by dignified slowness and blissful gleam.</text:p>
      <text:p text:style-name="Standard">I wanted to share the Good News and, turning my face to the attendant, informed benevolently, "Look! The check says it's okay about here. Yeah."</text:p>
      <text:p text:style-name="Standard">And I went out into the blatantly atheistic Karl Marx Street, between two dense walls of the like, severely administrative, buildings.</text:p>
      <text:p text:style-name="List_20_Paragraph">(...Karl certainly knew it's only thanks to the collective that Man managed to become Crown of Nature.</text:p>
      <text:p text:style-name="List_20_Paragraph">Because of single-handed you can neither kill a mammoth not fly to the moon.</text:p>
      <text:p text:style-name="List_20_Paragraph">But how fragile the state of unity is!.</text:p>
      <text:p text:style-name="List_20_Paragraph">With what willing readiness we do divide ourselves, humans, by the color of skin and hair, by caste, faith, party affiliation: they are not us, we are not them, we are one ruble more expensive...</text:p>
      <text:p text:style-name="List_20_Paragraph"><text:soft-page-break/>Some unsolvable mystery – how a herd of the ape-shaped boobs keeps able for collective efforts, given their chronic proneness to self-castration?..)</text:p>
      <text:p text:style-name="Standard">The visit to Kanino gave impulse to the start and growth of national self-awareness inside me.</text:p>
      <text:p text:style-name="Standard">For a descendant of Novgorodian ushkuynik robbers and Tatar raiders, who for centuries were raping Ryazan womenfolk in turn with less stable, accidental, bands of fuckers, it was not appropriate, and even disreputable, day after day to give hugs those stinking rags for stuffing them into the press box.</text:p>
      <text:p text:style-name="Standard">So, for the first time in my working career, I applied for firing me on the strength of my own free will.</text:p>
      <text:p text:style-name="Standard">Now, in my workbook, the disparaging Article 40 was obscured by the completely acceptable standard record "dismissed on the application" – who would look any deeper? – and I went to hire on in the KaPeVeRrZe Plant.</text:p>
      <text:p text:style-name="Standard">Everything went without a hitch, I had smoothly past the medical checks but at the final stage already at the personnel department I suddenly heard "no go". Why not?</text:p>
      <text:p text:style-name="Standard">As it turned out, there had remained no quota for me.</text:p>
      <text:p text:style-name="Standard">The head of the personnel department exposed it in detail, that there were tacit but strict regulations forbidding to hire a person with higher education to work among the workforce of fewer than 1000 undiplomed employees.</text:p>
      <text:p text:style-name="Standard">In the plant collective of 5000, there remained no extra thousand to allow for my case, some sons of a bitch with diplomas arrived before me exhausting the quota.</text:p>
      <text:p text:style-name="List_20_Paragraph">(...the disappointment did not kill me, I somehow used to cope with falling through, nevertheless, it was a significant shock to realize the existence of the "shadow" legislation, ignorance of which did not exempt from its applying to you...)</text:p>
      <text:p text:style-name="Standard">So I went to the city outskirts opposite Settlement, to the "Motordetail" plant where I was hired on as a bricklayer in the Construction Shop Floor.</text:p>
      <text:p text:style-name="Standard">The bastards with diplomas had not yet infiltrated the large modern enterprise.</text:p>
      <text:p text:style-name="Standard">If we subtract the havvage in its canteen, the plant "Motordetail" stood out as a crystal-like embodiment of dream model for an industrial enterprise, a casual look at its construction shop floor was enough to confirm the statement.</text:p>
      <text:p text:style-name="Standard">The spacious locker rooms attractively paneled with tiling in brown colors of the spectrum were combined with as spacious, also tiled, shower rooms. The recollection of the said conveniences, waiting for you at the end of the day, would warm your heart during the working hours.</text:p>
      <text:p text:style-name="Standard">I knew my job and was used as a bricklayer-loner for non-standard tasks in separate spots of application.</text:p>
      <text:p text:style-name="Standard">They were equipping me with a pair of helpers to bring bricks and mortar and – off we drive! – the drum brickwork of wall in an underground water well, or erecting chimneys above the roofs of two-apartment cottages...</text:p>
      <text:p text:style-name="Standard">I liked the frequent change of tasks: each one required a special approach and circumspection which kept your mind from slipping into sloth as well as your backbone from growing stiff.</text:p>
      <text:p text:style-name="Standard"><text:soft-page-break/>And for the periods of calm between the missions, I was sent to the team of bricklayers at the construction of the 130-apartment block for the plant employees in the neighborhood adjacent to the plant.</text:p>
      <text:p text:style-name="Standard">The team there were no aces, but it was they to live in what they built…</text:p>
      <text:p text:style-name="Standard">Neither in the locker room nor with the team was I a dream gossip. When asked of something, I would reply and then again keep silent while undetectably talking to myself in my mind…</text:p>
      <text:p text:style-name="Standard">Besides, my helpers were replaced way too often. Their rotation was seen to by Narcological Department 2, shortened to Narco-2.</text:p>
      <text:p text:style-name="Standard">Narco-2 constituted a crucial part in the conveyor production of slaves.</text:p>
      <text:p text:style-name="Standard">Slaves in the epoch of Developed Socialism? Well, let’s not forget the spiral-like advancing of the historical progress.</text:p>
      <text:p text:style-name="Standard">The system worked as follows: a militia van rushed into a village and grabbed a pair of mujiks indicated by the village council chairman as prone to alcohol consumption. (And who is not?)</text:p>
      <text:p text:style-name="Standard">The catch was brought to Narco-2 for the treatment of alcoholism.</text:p>
      <text:p text:style-name="Standard">Anyone entertaining a too high opinion of his human rights got a shot of sulfur and, until the end of the treatment, he no longer took risks of picking up the subject.</text:p>
      <text:p text:style-name="Standard">The treatment term continued from two to three months. The patients lived in the hostel, ate their havvage in the canteen, worked wherever they would send them.</text:p>
      <text:p text:style-name="Standard">NO PAYMENT FOR THEIR WORK</text:p>
      <text:p text:style-name="Standard">All of their payment was withheld as reimbursement for their accommodation, havvage, and medical care. The mentioned medical care was the pills dispensed to the patients after the working day, which they immediately flushed down the toilet.</text:p>
      <text:p text:style-name="Standard">If keeping a low profile, they were allowed to visit their villages on weekends.</text:p>
      <text:p text:style-name="Standard">In the city, the start of the procedure was simplified. The precinct militia officer announced to the drunks on his beat whose turn it was to go for the treatment and they knew they'd be better off by falling in line.</text:p>
      <text:p text:style-name="List_20_Paragraph">(...the first Marxist group in Russia bore the telling name of “Liberation of Labor” and – lo! – with the inexorable historic logicality one hundred years later the Land of Victorious Socialism effectively liberated labor from payment for it, and, in the same breath, Narco-2 with the host of same institutions became the brilliant realization of the cherished dream of the founders of scientific communism about erasing differences between City and Village.</text:p>
      <text:p text:style-name="List_20_Paragraph">Donnerwetter! Who’d ask for better proof that Ewige Weibliche means business and does not skip pedantically doing its ironic job?.</text:p>
      <text:p text:style-name="List_20_Paragraph">Both the Russian Empire and the United States of America abolished slavery in the early ’60s of the XIX-th century, well done! Three cheers for each!.</text:p>
      <text:p text:style-name="List_20_Paragraph">It’s only that Russian mujiks were enslaved many centuries before the first Afro-American slave was ever born.</text:p>
      <text:p text:style-name="List_20_Paragraph">I mean, old habits are die-hard customers indeed…)</text:p>
      <text:p text:style-name="Standard">Each person certainly has their own story and if you keep quiet and don't interrupt with attempts at narrating that of your own, they will eventually tell theirs to you.</text:p>
      <text:p text:style-name="Standard">Not necessarily about themselves, maybe about a relative or a neighbor.</text:p>
      <text:p text:style-name="Standard"><text:soft-page-break/>For example, about a German from a squad occupying a village khutta.</text:p>
      <text:p text:style-name="Standard">Each morning he yelled something to which his comrades responded with laughter.</text:p>
      <text:p text:style-name="Standard">One of them had a little Russian and explained to the landlady the content of his yells, "Gimme those two bitches – Hitler and Stalin, I'll give them short shrift with my Schmeisser!"</text:p>
      <text:p text:style-name="Standard">The story was told me by an old woman preparing to retire from the construction shop floor, who, as a small girl, saw Germans living in her mom's khutta.</text:p>
      <text:p text:style-name="List_20_Paragraph">(...the question is for how long they would tolerate such an entertainer in the Red Army?..)</text:p>
      <text:p text:style-name="Standard">Or about a mujik who made friends with a stranger at a beer bar.</text:p>
      <text:p text:style-name="Standard">They went out together and strolled along the street until the new acquaintance had an urge to loosen his bowels. He dropped in a nearby yard with a promise to be back in a moment. Having urinated, he tried to nick a carpet from the linen rope and was arrested.</text:p>
      <text:p text:style-name="Standard">As for the mujik waiting for his gossip on the sidewalk, he got four years of prison as the accomplice.</text:p>
      <text:p text:style-name="Standard">Yes, there still occurred some happenstance mistakes even in the most human judicial system of the world…</text:p>
      <text:p text:style-name="Standard">And the executioner was even proud to tell his story because he considered himself a hero, not an executioner.</text:p>
      <text:p text:style-name="Standard">He served at the front Smersh battalion mopping up the areas taken control of, and whenever they happened to capture an RLA soldier, he personally and heroically took the traitor to a nearby wood. Although at the headquarters there was a special platoon with sub-machine guns for the purpose.</text:p>
      <text:p text:style-name="Standard">Now, they two would walk there arm in arm, only the hands of one in the pair were tied on his back. And on the way, the hero began a casual talk about the family and kids, so that some of the captives even started to hope for something.</text:p>
      <text:p text:style-name="Standard">And then he said, "Why do you, bitch, betrayed our Motherland?"</text:p>
      <text:p text:style-name="Standard">And he shot his TT pistol, not to kill though, but make a hole in the liver with his bullet so that the bastard wriggled for ten minutes before dying of the lethal wound.</text:p>
      <text:p text:style-name="Standard">After the war, he wanted to become a diplomat, but they explained to him that a Soviet diplomat, being an embodiment of our Homeland abroad, should be flawless.</text:p>
      <text:p text:style-name="Standard">Unfortunately, his body was missing three fingers cut off by a bomb fragment when already in Germany. How would he waltz another country ambassador's wife at a diplomatic rout with such a claw?</text:p>
      <text:p text:style-name="Standard">He saw the point and entered an institute for economics to get the diploma of a middle-rank manager...</text:p>
      <text:p text:style-name="Standard">I slightly knew his son who was always ready with slogans like "we'll not allow the bitches to trample our native land!"</text:p>
      <text:p text:style-name="Standard">He flawlessly inherited his dad's ideology…</text:p>
      <text:p text:style-name="Standard">In Konotop, the ideology was hardly ever viewed with much of reverence. When in the heat of an argument, folks did not choose some high-flown words.</text:p>
      <text:p text:style-name="Standard"><text:soft-page-break/>Thus, for example, to upbraid a female, they would say, "You are a Nyusya Kamenetskaya!"</text:p>
      <text:p text:style-name="Standard">Nyusya was a city idiot. She silently walked the sidewalks, no one addressed her and she addressed no one because she was a quiet case.</text:p>
      <text:p text:style-name="Standard">But you could see with one look at her hat, that she was nuts, sort of a red bonnet with a bouquet of artificial flowers. By that bonnet, she was recognized from afar, and small kids in the street would run after her and shout, "Nyusya Kamenetskaya!"</text:p>
      <text:p text:style-name="Standard">But she did not reply and walked silently on. A casual city idiot.</text:p>
      <text:p text:style-name="Standard">The executioner's son murdered her. Late at night, in the Loony park. He did not want his Homeland to be trampled by quiet idiots.</text:p>
      <text:p text:style-name="Standard">Lyalka had to see the purist off in the grated stolypin car from the railway station.</text:p>
      <text:p text:style-name="Standard">And to make sure that the likes of Nyusya would never dare anymore infest the sacred sidewalks of Homeland, that son of the Smersh hero...</text:p>
      <text:p text:style-name="List_20_Paragraph">(...SHUT UP!.</text:p>
      <text:p text:style-name="List_20_Paragraph">Certain things shouldn’t ever be told even to grown-up children!..)</text:p>
      <text:p text:style-name="Standard">I don't know why, but some of the stories are darker than all the thousand and one night put together…</text:p>
      <text:p text:style-name="Standard">Yet, even in the tragic layouts, you could always find nooks for optimism!</text:p>
      <text:p text:style-name="Standard">In that winter the frost was reaching absolutes and if walking streets you turned your head too sharply left or right a tiny rattling sounded inside – that were your thoughts turned to ice and tinkling against the frozen convolution walls within the brain.</text:p>
      <text:p text:style-name="Standard">And smack in the middle of that pole of cold, you came across a broadsheet on the wall in the plant check-entrance: "Those who wish to partake in a ski trip to the Seim, please, apply at the Tourism Group."</text:p>
      <text:p text:style-name="Standard">Haven't I told it was a very modern and advanced plant? In the basement of one of the five-story apartment blocks in Plant Neighborhood, I was once making a screed for rubber covering of a stadium for mini football…</text:p>
      <text:p text:style-name="Standard">I found the tourism group's room. They told me: on Saturday, at the check-entrance, with own skis. I brought my skis, the ones I was running in the forest at the Object.</text:p>
      <text:p text:style-name="Standard">There was a bus at the check-entrance for those who did not feel like skiing that morning.</text:p>
      <text:p text:style-name="Standard">Nonetheless, there were three volunteers to ski all the 12 kilometers; some girl with a guy courting her, and I.</text:p>
      <text:p text:style-name="Standard">The ski-track in the deep snow was being made in turn.</text:p>
      <text:p text:style-name="Standard">But what a beauty! Especially when we entered the forest. Because of the frost, the snow became as fine as flour and the sun was setting ablaze each and every of those tiny crystals.</text:p>
      <text:p text:style-name="Standard">The other two skiers knew the location of the plant recreation camp, but I saw it for the first time.</text:p>
      <text:p text:style-name="Standard"><text:soft-page-break/>The houses made of wood had steep gable roofs, like in the Swiss Alps. The whole forest around drowned in the snow and only the roofs stuck out because of their steepness. Classy view!</text:p>
      <text:p text:style-name="Standard">My room was just under the roof and from inside I could again admire how steep it was.</text:p>
      <text:p text:style-name="Standard">The roommate turned out one of the veteran tourists, not a novice like me.</text:p>
      <text:p text:style-name="Standard">I understood that their group was sort of a closed shop at the plant, and the advertisement was just to show to the management that they were active in attracting the working masses. They did not ever expect there would turn up a curious yokel of me.</text:p>
      <text:p text:style-name="Standard">On the other hand, the geezer got a fresh listener for his stories about their hiking in the Urals where all week long they walked in the rain. From morning till night.</text:p>
      <text:p text:style-name="Standard">Yet afterward, at every outing that he was taking part in, there was not even a drizzle. That's why in the tourism group they nicknamed him "dry talisman". Whenever they ventured without him, they got drenched with the rain and quite the opposite with his participation.</text:p>
      <text:p text:style-name="Standard">Then he left and returned with a bottle of the medicine alcohol of which he poured me a full cup before measuring out twenty drops for himself. We drank and had a snack sharing the sandwich he brought.</text:p>
      <text:p text:style-name="Standard">Then he went away and from the first floor there came the sounds of music.</text:p>
      <text:p text:style-name="Standard">Being aware that free medicine alcohol was a means to switch me off so that I did not mess around with the group's cultural program, I lay down on the bed.</text:p>
      <text:p text:style-name="Standard">However, I noticed that the steep roof was in the state of too active waving, and for that reason, I got up and went downstairs.</text:p>
      <text:p text:style-name="Standard">They were having a quick dance in the hall with the lights turned off and only colored lamps were blinking rhythmically. I also hopped for a while in their wide circle.</text:p>
      <text:p text:style-name="Standard">Then I moved to the next room. It was lit brightly and along the walls there sat ladies of non-skiing age, probably, the tourists' mothers from the bus.</text:p>
      <text:p text:style-name="Standard">In the center, there stood a six-pocket billiards table. Dry talisman was fooling around with rolling the smooth balls before the mothers. He was surprised to see me up but submitted the cue to me when I asked.</text:p>
      <text:p text:style-name="Standard">Believe it or not, but with just three biting strikes, I send three different balls into the pockets. Even I myself was stunned because I never <text:span text:style-name="T14">was anything but a flounder at</text:span> billiards.</text:p>
      <text:p text:style-name="Standard">I stopped at that, returned the cue and went out into the yard.</text:p>
      <text:p text:style-name="Standard">The darkness around was as dark as in the middle of the forest mingled with the light from the windows and high fire in the barbecue box to make coals for the meat processing.</text:p>
      <text:p text:style-name="Standard">Not a single alive soul was around.</text:p>
      <text:p text:style-name="Standard">I went up to the fire, looked at the flames and felt blues – everyone was like everyone else and only I was such a slice, forlorn and clearly cut-off.</text:p>
      <text:p text:style-name="Standard"><text:soft-page-break/>And those blues drove my intoxication away, I went up into the room and fell asleep because of <text:s/>grief…</text:p>
      <text:p text:style-name="Standard">And in the summer I discovered the existence of Game, with the capital letter.</text:p>
      <text:p text:style-name="Standard">There was a football match between the plant team and a visiting one in the Central Park's "Avangard" stadium. The event attracted an audience of some twenty cut-off slices, like me, who hadn't a f-f..er..<text:span text:style-name="T4">I mean, </text:span>frolic to do, and a couple of random drunks.</text:p>
      <text:p text:style-name="Standard">So, the teams got out to the center, the referee, the coin toss and stuff, all as usual. Then they started the game, sort of.</text:p>
      <text:p text:style-name="Standard">But what could you expect? Factory teams, their trade-union committees bought them trunks and leggings, but no outfit would hide the fact that mujiks were far over their thirties.</text:p>
      <text:p text:style-name="Standard">Maybe some fifteen years before, a couple of them attended the Youth Sports School volleyball section, that's all their training.</text:p>
      <text:p text:style-name="Standard">And the field was big indeed – the standard field for playing soccer. While a poor buster jogged from one end of it to the other, he turned a sore sight with his tongue hanging out and over the shoulder. You couldn't but feel pity for the geezer.</text:p>
      <text:p text:style-name="Standard">Yet, since I came to the match I sat there, what's the difference when you don't have a.. anything else to do. No use of carping.</text:p>
      <text:p text:style-name="Standard">And suddenly the tall poplars in the dense row behind the empty opposite stands stirred and rustled… Like, the breath of some invisible giant puffed at them.</text:p>
      <text:p text:style-name="Standard">However, all that became at once unimportant because in the field there quite of a sudden was unfolding such a game for which you were all leaning forward, clutching the planks of the bench under you, and turning your head from side to side to follow the ball rocketing around the field, dissecting the air in its flight like a white cannonball which was not allowed to ever touch the ground.</text:p>
      <text:p text:style-name="Standard">Midfielder soared up a half-meter above his own height to pass the ball to the right striker who, one-touch, sent it to the center.</text:p>
      <text:p text:style-name="Standard">The center striker cleverly caught the pass, kicked the ball over the defender, easily bypassed him and – what a mighty strike!</text:p>
      <text:p text:style-name="Standard">No way to guess from where and how he popped up, but the left midfielder intercepted the ball and sent it back far away to the center of the field where at once they kick up a skirmish to get it...</text:p>
      <text:p text:style-name="Standard">We watched spell-bound closely following the ricochets of the ball from one team to another, getting accelerated with each hit of a leg, or a head, or a chest...</text:p>
      <text:p text:style-name="Standard">It was not them who played the game, it was the game who played them. It was Game.</text:p>
      <text:p text:style-name="Standard">Finally, even the drunks realized that something unprecedented was happening on the field. They roared and whistled like a hundred-thousand crowd went mad in the stands...</text:p>
      <text:p text:style-name="Standard">Probably, that shooed off the invisible.</text:p>
      <text:p text:style-name="Standard">The players, one by one, began to shirk and soon they just jogged around in their soaked through T-shirts...</text:p>
      <text:p text:style-name="Standard"><text:soft-page-break/>I am not too much of a football fan, yet now I am convinced that there is real Game in existence.</text:p>
      <text:p text:style-name="List_20_Paragraph">(...five minutes of Game, is it not enough?</text:p>
      <text:p text:style-name="List_20_Paragraph">Fans of renown clubs might have seen more, but in bits, not at a stretch, poor homeopaths.</text:p>
      <text:p text:style-name="List_20_Paragraph">Yes, that Game was gone, dissolved, raced away like a gust of wind, like a burst of happiness, but it was there and it still fascinates me...)</text:p>
      <text:p text:style-name="Standard">The reason for my tacitness was that I kept my tongue sealed up.</text:p>
      <text:p text:style-name="Standard">At first, I let it enjoy all the freedom of speech it wanted, but a month after my getting a job there was a general meeting of the construction shop floor workmen attended by a representative of the "Motordetail" management.</text:p>
      <text:p text:style-name="Standard">There was an unmistakable air of a leader about that block of a representative. You just couldn't imagine such an individual as a child with a balloon, or a youth frustrated about his pimples. Oh, no! He came from his mother's womb ready-made, just like that – half-bold, wearing glasses, with hanging stomach and the well-bred stateliness.</text:p>
      <text:p text:style-name="Standard">In his speech at the meeting, he outlined the tasks facing us in the crucial current period of the acceleration. It was the time for everyone to work harder at their workplaces, both we, the workmen at different construction sites and they, the management, at their posts, steering our engagement and activities to achieve the set goals.</text:p>
      <text:p text:style-name="Standard">He finished and the meeting chairman asked if there were any questions.</text:p>
      <text:p text:style-name="Standard">I raised my hand.</text:p>
      <text:p text:style-name="List_20_Paragraph">(...it was a breach of the tacit rules, by which the question about questions was closing any meeting.</text:p>
      <text:p text:style-name="List_20_Paragraph">However, I raised my hand because he really put my back up that nightingale from the plant management...)</text:p>
      <text:p text:style-name="Standard">I asked to explain the difference between the "engagement" and "activities" I was really curious. Thank you.</text:p>
      <text:p text:style-name="Standard">The management representative whispered something to the meeting chairman and the latter announced the meeting closed.</text:p>
      <text:p text:style-name="Standard">The participants, with relief, hurried to their homes.</text:p>
      <text:p text:style-name="Standard">A couple of days later a guy from the village of Bochky, who was coming to work by motorcycle, entered the locker room with his round biker helmet under his armpit, like an astronaut on the launch pad, and announced his intention to change the lock in his locker because of schizophrenics walking around the room.</text:p>
      <text:p text:style-name="Standard">He did not address nor pointed at anyone specifically, but most of the present mujiks turned their heads in my direction.</text:p>
      <text:p text:style-name="Standard">That's why I started keeping my tongue on a short leash.</text:p>
      <text:p text:style-name="Standard">(...you can't kick against so mighty levers of power with their arsenal of tacit regulations, elusive omnipresence, and superb pedagogical skills – they even managed to teach the "schizophrenic" word to a moron from Bochky...)</text:p>
      <text:p text:style-name="Standard">"You been to Romny?"</text:p>
      <text:p text:style-name="Standard"><text:soft-page-break/>Here, in the showers room of the Konotop bathhouse filled with clouds of steam, the noise of water rushing from taps, the clank of tin basins against marble tops of low tables, each of us looked like an "irrevocably free" from the Area of the fifth unit in the regional psychiatric hospital.</text:p>
      <text:p text:style-name="Standard">"I have been there, yet cannot recollect you."</text:p>
      <text:p text:style-name="Standard">Even I myself admired the impeccability of the poetic rhythm of my answer.</text:p>
      <text:p text:style-name="Standard">The neighbors stopped rubbing the soap in their sponges and, pricking up their ears, moved closer – the Konotopers had an innate propensity for poetry.</text:p>
      <text:p text:style-name="Standard">I continued to stare at the inquirer. The accordion groans over the evening Area... it's getting dark... soon to go up for the night... these eyes... those same eyes only without the oily blueness over the irises...</text:p>
      <text:p text:style-name="Standard">"Volodya!"</text:p>
      <text:p text:style-name="Standard">The neighbors pulled back, some of them grabbing the tin basins moved over to other tables.</text:p>
      <text:p text:style-name="Standard">I love the Konotopers' polite understanding, they never want to be in the way of intimate developments...</text:p>
      <text:p text:style-name="Standard">How could I not recognize him right away?</text:p>
      <text:p text:style-name="Standard">He was my partner, one from the three of us sharing two beds; he smiled bashfully.</text:p>
      <text:p text:style-name="Standard">The absence of that quirk in his eye put me off track at first...</text:p>
      <text:p text:style-name="List_20_Paragraph">(...it's not the glassy-eyedness, it's just like a translucent film emerging over the iris, and later exactly the same steely-bluish veil I saw about the eyes of people in the Azeri village of Krkchyan who arrested me on a tumb slope, taking for an Armenian spy, though, in fact, I was just picking blackberry there, aka mosh, aka ozhina, because it was a Sunday...)</text:p>
      <text:p text:style-name="Standard">By the official version, the Karabakh war lasted for three years, 1992 – 1994, but, in fact, it was started much earlier and hasn't ended yet.</text:p>
      <text:p text:style-name="Standard">On the third (in the unofficial estimation) year of the war, when I stopped to like the expression in Sahtic's eyes, I attempted at evacuating her from the theater of war. By a strange coincidence she, together with Ahshaut and Ruzanna, got to 13 Decemberists, Konotop.</text:p>
      <text:p text:style-name="Standard">Can you imagine my surprise three months later when she appalled me with her coming back together with the kids?</text:p>
      <text:p text:style-name="Standard">Anyway, you surely can’t imagine the facial expression of the RMK Supreme Council’s cashier when she was handing me my two months salary in advance as ordered. Six hundred of Soviet rubles, the devaluated currency of non-existent state which was enough yet for me to cut and run from the war zone. That’s why her countenance reflected both disdain and envy, it’s hard to say of which there was more.</text:p>
      <text:p text:style-name="Standard">I had to fly to Yerevan to meet the repatriates at Zvartnots airport for the subsequent airlift from the airport of Erebuni which had a heliport, also by a chopper fetching a barrel of diesel fuel and another group of fighters to Stepanakert.</text:p>
      <text:p text:style-name="List_20_Paragraph">(...on their arrival day the city had not yet recovered from the shock caused by the death of 25 people killed by a single "Grad" volley...)</text:p>
      <text:p text:style-name="Standard"><text:soft-page-break/>Unfamiliar people in Yerevan, learning where we were going to, suggested to at least leave the children, Ahshaut and Ruzanna (in alphabetical order), by them...</text:p>
      <text:p text:style-name="Standard">When we got to the apartment in Stepanakert which our friends were renting to us for free, I asked about the reason for so quick a return.</text:p>
      <text:p text:style-name="Standard">"I realized that living just for the sake of living was not worth the while."</text:p>
      <text:p text:style-name="Standard">Here is a good example of the unavoidable force of environmental effects. Take an Armenian woman, brought up in all the strictness of patriarchal-matriarchal way of life, let her live for three months in Konotop and she will come back without even asking for permission and philosophizing already, giving out darn wise maxims.</text:p>
      <text:p text:style-name="Standard">Hello! Please, receive and sign here…</text:p>
      <text:p text:style-name="Standard">But couldn't that Konotop-acquired wisdom get it that fearing for just yourself is easier to endure than that same amount of fear plus for those who you love?</text:p>
      <text:p text:style-name="Standard">Especially when the air alarm sirens start their wailing, or from the tumb of Camel Back thunder the naval guns brought there from the Caspian flotilla?</text:p>
      <text:p text:style-name="Standard">Not mentioning "Grad" missiles that make no noise at all when on the fly to their final din-bang-crush, and half the block is wiped off.</text:p>
      <text:p text:style-name="Standard">After all, we live in the age of high technology.</text:p>
      <text:p text:style-name="Standard">(...and again I got washed off somewhere else...</text:p>
      <text:p text:style-name="Standard">I was talking about Romny, right?</text:p>
      <text:p text:style-name="Standard">But a madhouse and war are two big differences.</text:p>
      <text:p text:style-name="Standard">Or are they?..)</text:p>
      <text:p text:style-name="Standard">All this is to elucidate the fact that I somehow had not much spare time to update Sahtic as to certain facts of my previous biography, and only waited for a suitable moment.</text:p>
      <text:p text:style-name="Standard">Though her unawareness was not <text:span text:style-name="T3">entirely my fault. Had Sahtic asked a direct question, like, </text:span>“H<text:span text:style-name="T3">ow many times did they</text:span> lock <text:span text:style-name="T3">you</text:span> up in a madhouse?” <text:span text:style-name="T3">then</text:span>, as a <text:span text:style-name="T3">well-trained supporter of righteousness and, generally, </text:span>man of principle, <text:span text:style-name="T3">I </text:span>would give a <text:span text:style-name="T3">direct exhaustive </text:span>answer. <text:span text:style-name="T3">(It’s noteworthy, that handling me is a fairly straightforward and intuitive job.)</text:span></text:p>
      <text:p text:style-name="Standard"><text:span text:style-name="T3">Now</text:span>, <text:span text:style-name="T3">because of all that</text:span> I was in part curious as to what information could she scoop up there; during that evacuation period?</text:p>
      <text:p text:style-name="Standard">None, as a matter of fact. The Konotopers did not rat on their own.</text:p>
      <text:p text:style-name="Standard">The only puncture happened in a conversation with a fellow employee. (Sahtic even got a job at the KEMZ plant when in the evacuation.)</text:p>
      <text:p text:style-name="Standard">Her gossip, having learned that Sahtic’s husband was named Ogoltsoff, said only, "Hmm..."</text:p>
      <text:p text:style-name="Standard">And that comment, I reckon, exhausts the denigration of my personality leaked to the Transcaucasia from Konotop sources…</text:p>
      <text:p text:style-name="Standard">Yes, life kept rolling along the same rails – and there was the bath, and the beach, and the calls from Twoic.</text:p>
      <text:p text:style-name="Standard">And everywhere I played my rolled-in role, but somehow I got already separated from everything, both from the systematically adjusted life and from my part in it. I <text:soft-page-break/>kinda became that mujik who, leaning on the fence around the playing grounds, like, watches the kids messing around in the sandbox.</text:p>
      <text:p text:style-name="Standard">Everyone was busily busy with their business in that sand, and Twoic, and bosses, and helpers, and I myself with my streamlined lifestyle, yet I did not really care about all that fuss…</text:p>
      <text:p text:style-name="Standard">In the spring, Twoic proposed to visit Nezhin for, like, to kick up a party in the old days' style at the Hosty.</text:p>
      <text:p text:style-name="Standard">I remember clearly that it was Thursday, a bath day, and, apparently, the eve of some holiday, he would not call me in the middle of the week.</text:p>
      <text:p text:style-name="Standard">So I took a towel and underwear for change and went to Nezhin, because even though there was no steam room in the hostel, yet the shower still remained...</text:p>
      <text:p text:style-name="Standard">In the hostel lobby, auntie Dina was sitting on duty, she had not changed a single bit and, of course, she didn't let me pass in.</text:p>
      <text:p text:style-name="Standard">I asked a passer-by student to visit the room where, as arranged, Twoic already had to be waiting for my arrival, and tell him about the predicament. He went upstairs and I had a discovery.</text:p>
      <text:p text:style-name="Standard">A young student entered the lobby from the hostel corridor, wearing a crumpled dressing-gown and a sleepy indifferent face. She did not give me the slightest look, ignoring another of casual visitors who turned up in the hostel lobby, and just came up to the window nearby.</text:p>
      <text:p text:style-name="Standard">I waited for Twoic or a message from him about through which of the back side windows on the first floor I could climb in.</text:p>
      <text:p text:style-name="Standard">And I was not at all prepared that my body, without any order from me, or any permission, would unexpectedly freak out, and throw my right hand up and behind my head, raising my elbow in the air. Such a cheeky kink!</text:p>
      <text:p text:style-name="Standard">Was it triggered by the nearness of the common-looking girl with her face of not so well-kneaded dough? Or was that her crumpled dressing gown to turn me up and out of control?</text:p>
      <text:p text:style-name="Standard">In any case, it was outrageous, moreover without any definite need! That body of mine really went too far; I, personally, did not intend any gestures.</text:p>
      <text:p text:style-name="Standard">And the cause of the mutiny aboard, a couple of meters off me, was staring at the absolutely deserted landscape of the two-story canteen behind the gray glass in the window.</text:p>
      <text:p text:style-name="Standard">Some shocking discovery...</text:p>
      <text:p text:style-name="Standard">The messenger returned and said the door of the indicated room was locked. Apparently, Twoic had already begun an old-style shake-up of some complaisant chick...</text:p>
      <text:p text:style-name="Standard">I went out of the hostel. To be back in Konotop before the bath closing hour was just unthinkable. But it was a Thursday!</text:p>
      <text:p text:style-name="Standard">Okay, there remained the lake in the Count's Park, I headed there the shortest way.</text:p>
      <text:p text:style-name="Standard">A group of student lads in their sportswear were coming up along the same shortcut from the park. They reached the pipe from which Fedor and Yakov once <text:soft-page-break/>flopped into the water, yet now there was no water anymore, and the moat turned into a wide sod grown ditch. One of them crossed it walking along the shaky pipe.</text:p>
      <text:p text:style-name="Standard">Wow! It seemed to become a student tradition here!</text:p>
      <text:p text:style-name="Standard">So what? Drumming myself in the chest and shouting "It's me! I'm the legend! It's been started by me!"?</text:p>
      <text:p text:style-name="Standard">In the sad, elegiac mood I entered the alley of elms and strolled to the narrower end of the lake by the thicket in the deserted parts of the park. There I undressed and in the altogether went into the water.</text:p>
      <text:p text:style-name="Standard">Having rubbed the soap all over myself, I threw it ashore and scrubbed the hand-reachable parts of the body. Then, to wash the foam off, I churned along a little, turning around in a screw-wise twirl before diving towards the shore.</text:p>
      <text:p text:style-name="Standard">White spits of foam scattered the black ripples. The birth of Aphrodite.</text:p>
      <text:p text:style-name="Standard">The f-f..er..frivolous Little Mermaid, thought I rubbing myself with the towel.</text:p>
      <text:p text:style-name="Standard">No, I'm not a pervert. It simply gets so, somehow all by itself, and then just rolls on in a progressive spiral-wise rotation…</text:p>
      <text:p text:style-name="Standard">Lenochka entered the sewing college in Sumy city and went to study there.</text:p>
      <text:p text:style-name="Standard">I did not have any reason to go on living at 13 Decemberists, and found a place on the opposite outskirts of Konotop, closer to the "Motordetail" plant.</text:p>
      <text:p text:style-name="Standard">It was a summer kitchenette of 2×3 meters with a pretty low ceiling, in the yard of a khutta whose owner worked at the wastewater treatment plant, where I once laid individual walls.</text:p>
      <text:p text:style-name="Standard">The kitchenette's brick stove left room only for a bed and a desk by the window, yet it was enough for me to shack up with a couple of books in German and The German-Russian Dictionary of Medical Terms because no other kind of a dictionary happened on shelves in the bookstore on Lenin Street.</text:p>
      <text:p text:style-name="Standard">The rent was only 15 rubles but, nevertheless, I finally stopped sending out the already irregular alimony transfers in two directions...</text:p>
      <text:p text:style-name="Standard">The extended interest in German was brought about by the need of training for the final showdown with that old good Freud.</text:p>
      <text:p text:style-name="Standard">As an attested schizophrenic with a considerable store of experience in the field studies, I did not see any reason for his fixation on the symbolism of genitals.</text:p>
      <text:p text:style-name="Standard">Well, yes, a cigar may seem to look like a dick and the ashtray may call up strong associations with a vagina and so on and so forth. But what of that?</text:p>
      <text:p text:style-name="Standard">They got fixed to these interpretations and had no more progress than a stick in the mud.</text:p>
      <text:p text:style-name="List_20_Paragraph">(...I finally realized that Freud, in fact, is a storyteller, like, say, Hans Christian Andersen, both differ only in the choice of words they used.</text:p>
      <text:p text:style-name="List_20_Paragraph">Freud divides the Kingdom of consciousness into four parts (a good fellow Sigmund, that was a step forward from the Hegel's triads):</text:p>
      <text:p text:style-name="Quote"><text:s/>the Duchy Consciousness;</text:p>
      <text:p text:style-name="Quote"><text:s/>the March Subconscious;</text:p>
      <text:p text:style-name="Quote"><text:s/>the Baronetcy Ego; and</text:p>
      <text:p text:style-name="Quote"><text:s/>the County Super-Ego.</text:p>
      <text:p text:style-name="List_20_Paragraph"><text:soft-page-break/>Ah! How nice and pretty! There is so much of charming finesse, so much of poetry in them those fairy tales! <text:span text:style-name="T13">So nice of Ziggy to share them...</text:span></text:p>
      <text:p text:style-name="List_20_Paragraph">Anyone has the right to a personal scientific theory, however, theories are checked by their practical results.</text:p>
      <text:p text:style-name="List_20_Paragraph">Based on the theory of his concoction, Freud cured 12 percent of his patients. They might have recovered on their own accord though or else were healed by the cruelest, yet most efficient therapist of all – Mr. Time, but we will give them to Freud as the reward for his merits – he offered at least some gaudy oasis when the topic was as bare and empty as the arid desert, which endeavor put him on the map.</text:p>
      <text:p text:style-name="List_20_Paragraph">Besides, he still inspires bundles of artists dabbing vinaigrette from phalluses and cunts...)</text:p>
      <text:p text:style-name="Standard">And in that same kitchenette, I felt a need <text:s/>for some sort of a plan to say my gentle “good-bye” to Konotop.</text:p>
      <text:p text:style-name="Subtitle">~ ~ ~</text:p>
      <text:h text:style-name="Heading_20_1" text:outline-level="1"><text:span text:style-name="T1">~ ~ ~</text:span> The <text:bookmark-start text:name="Postscripts"/>Postscripts<text:bookmark-end text:name="Postscripts"/></text:h>
      <text:p text:style-name="Standard">The decision to part with Konotop became irreversible when I saw that everything was repeating itself.</text:p>
      <text:p text:style-name="Standard">Again I walked along a tunnel cut in the stratum of night darkness with batteries of floodlights on the pylons in the classification yard with dim gleam over the wet rows of tired rails.</text:p>
      <text:p text:style-name="Standard">The tunnel was higher and wider than those in the mine "Dophinovka", and instead of scanty pair of narrow gauge rails, the mighty tracks were bifurcating, multiplying, flowing alongside each other crammed with freight cars, cisterns, platforms with all sorts piled up, covered and uncovered, overall and small, cinched and loosely poured, stuff.</text:p>
      <text:p text:style-name="Standard">Clanging at the railway points, the rolling cars rolled down the hump in strings, in pairs, single, to find their way in the bowl and, with the pitched screeches of wheel chocks, come to a halt at their destinations.</text:p>
      <text:p text:style-name="Standard">The classification yard had no weekend breaks. On and on sounded the round-the-clock rumbling, clanging, screeching, shouting of the loudspeakers about the tracks with marshaled trains.</text:p>
      <text:p text:style-name="Standard">Yet, all that went on in a tunnel, in one huge tunnel. Would its roof withstand the weight of the night?</text:p>
      <text:p text:style-name="Standard">On that autumn night, as on many others, I crossed the railways following the well-learned network of service paths, bypassing the maze of the still trains and dodging the cars rolling down the hump, to reach the ever open wide breach in the wall around PMS-119.</text:p>
      <text:p text:style-name="Standard">Anticipatingly, I cringed in disgust of the mud and puddles waiting for me in the hole that was already at a stone throw because now I walked alongside the meter-tall letters in the inscription on the concrete wall. Made with ever-black tar over the light gray concrete of fencing by the assured strokes of a master, it advised the passengers of trains that passed by in the daylight: "Konotop – the city of nondrinkers!"</text:p>
      <text:p text:style-name="Standard"><text:soft-page-break/>The floodlights from behind mixed my moving shadow with the calligraphic graffiti. The closer to the hole, the smaller the size of the silhouette with swaying hat brims until all of it got swallowed by the pitch-black darkness in the breach.</text:p>
      <text:p text:style-name="Standard">The time machine is a nice invention, yet if you can't afford it try traveling the time on foot. Now, following my disappeared shadow, I'll get in such medieval swamps and darkness that…</text:p>
      <text:p text:style-name="Standard">"Sophocles! Aeschylus!"</text:p>
      <text:p text:style-name="Standard">Hell! I seemed to take a too wide stride and glided by down to the antiquity, ain't I?</text:p>
      <text:p text:style-name="Standard">"Aeschylus!"</text:p>
      <text:p text:style-name="Standard">A black shadow about twenty meters from the breach roared hoarsely in the muddy darkness of the PMS backyards. Mine? No, this one shorter and plumper. And in a leather cap, the coat's also of leather.</text:p>
      <text:p text:style-name="Standard">"Why pulled up? Who called you? As if you may have the slightest notion of Sophocles."</text:p>
      <text:p text:style-name="Standard">"Right you are. I never went deeper than Aristophanes."</text:p>
      <text:p text:style-name="Standard">He hiccuped and, slightly rolling but resolutely, stepped in my way.</text:p>
      <text:p text:style-name="Standard">"Who are you?" demanded he with the moonshine on his breath.</text:p>
      <text:p text:style-name="Standard">"A passer-by. And what brought you here?"</text:p>
      <text:p text:style-name="Standard">He seemed to miss my question.</text:p>
      <text:p text:style-name="Standard">"Sophocles... Aeschylus.." he kept echoing softly. "Yes, yes... Aeschylus... Aristophanes! And who else?!"</text:p>
      <text:p text:style-name="Standard">"Well, there also is some Euripides."</text:p>
      <text:p text:style-name="Standard">"Right! Euripides!" cried he out with a tear in his voice and then again devotedly groaned out, "Sopho-ocles!"</text:p>
      <text:p text:style-name="Standard">We stood to face each other like Sancho Panza and Don Quixote meeting after the separation. Sancho gave out a despondent sob and dropped his head. The peak of the leather cap pecked me in the bridge of the nose.</text:p>
      <text:p text:style-name="Standard">Damn it, Sancho! Look out! My visor’s up...</text:p>
      <text:p text:style-name="Standard">"I'm an artist," imparted he plaintively, raising his head up. "They gave me two months here…" Another nod with the pesky peak...</text:p>
      <text:p text:style-name="Standard">I see, two months from Narco-2 to eradicate alcoholic inclinations. And now I also knew whose masterpiece in tar was out there.</text:p>
      <text:p text:style-name="Standard">Eh, Sancho, Sancho!. Anyone would turn a drunk if there's no one to talk to of Sophocles!. A whole armful of pearls and no one to scatter them before...</text:p>
      <text:p text:style-name="Standard">No, no, no! I do have to leave…</text:p>
      <text:p text:style-name="Standard">...to go there, beyond the horizon, to the faraway—as childhood—seashore by the azure waters, and a mighty sacred oak tree with its hollow for whispering it the quotations hardly needed by anyone along with the names of sages forgotten ages ago…</text:p>
      <text:p text:style-name="Standard">The plan was perfect.</text:p>
      <text:p text:style-name="Standard">But what about the details? For instance, where to?</text:p>
      <text:p text:style-name="Standard"><text:soft-page-break/>Well, firstly, it should be some warm place, enough of frostbites for me, and secondly, it has to be provided with the sea and mountains.</text:p>
      <text:p text:style-name="Standard">The Crimea, whose mountains are not that tall, does not fit, besides, it's occupied by Olga...</text:p>
      <text:p text:style-name="Standard">The finger slides on along to the next sea on the map... Yeah?</text:p>
      <text:p text:style-name="Standard">Okay, to Baku then. What’s the difference?.</text:p>
      <text:p text:style-name="Standard">Getting the vacation from the construction workshop floor of the "Motordetail" plant, I also applied for dismissal.</text:p>
      <text:p text:style-name="Standard">Yet, before moving away I still had one unfinished business on my hands. It was my promise to the three strangers at the station restaurant to visit the city of Lvov…</text:p>
      <text:p text:style-name="Standard">The closer to Lvov the slower the train traveled along the slopes of the Carpathian Mountains with dark tall fir trees, yet in the evening it still arrived at the destination.</text:p>
      <text:p text:style-name="Standard">In the automatic storage cell, I left my briefcase, in which besides the hygienic necessities, there also lurked a gray cap of thick woolen fabric, so that to travel through the city lightly and in my inseparable secret agent's hat.</text:p>
      <text:p text:style-name="Standard">Lvov always was a beautiful city with lots of monuments and landmarks of ancient architecture in streets with cobblestone pavement. No wonder, that the 4-sequel Soviet adaptation of "The Three Musketeers" was shot in that city. They only needed to keep the camera away from the streetcar rails in the road.</text:p>
      <text:p text:style-name="Standard">I did not use any kind of transportation in Lvov but went on foot.</text:p>
      <text:p text:style-name="Standard">Where? To the Opera House, of course.</text:p>
      <text:p text:style-name="Standard">My promise was fulfilled, I had come to Lvov, but I had no intention to run around its streets with the demanding question, "Were you, by any chance, passing through Konotop two years ago, after you served your time in Zone?"</text:p>
      <text:p text:style-name="Standard">No, I was from a different category, and I strolled in a well-bred manner to have a good time because the train to Kiev was leaving exactly at midnight…</text:p>
      <text:p text:style-name="Standard">The Opera House in Lvov was a magnificent sight, simply a palace; well done the Poles who built it.</text:p>
      <text:p text:style-name="Standard">However, about having a good time my guess was premature.</text:p>
      <text:p text:style-name="Standard">There was an opera on, a creation of a local classical composer about the peasant unrest in the 16th century. A piece of trash in the style of "they'll lap it up!"</text:p>
      <text:p text:style-name="Standard">Anyway, if a job is once begun, never leave it till it's done, and I sat tight through all of it to the final bell which set me free…</text:p>
      <text:p text:style-name="Standard">By midnight, I was back to the station, unlocked the automatic storage cell and opened my briefcase. I doffed my hat and put it inside the cell, then clapped the gray cap from the briefcase onto my head.</text:p>
      <text:p text:style-name="Standard">Then I gently closed the door and even chortled softly imagining the goggled eyes of the next user of the same cell. You open the door and see a solitary hat sitting there without a head inside. Go and think of what to think…</text:p>
      <text:p text:style-name="Standard">On return to Konotop, I started the farewell visits.</text:p>
      <text:p text:style-name="Standard">To my brother Sasha on Sosnowska Street.</text:p>
      <text:p text:style-name="Standard">To my sister Natasha in the 9-story block in At-Seven-Winds.</text:p>
      <text:p text:style-name="Standard"><text:soft-page-break/>I did not go to 13 Decemberists thought, I was a stupid jackass.</text:p>
      <text:p text:style-name="Standard">Natasha gave me a rich present of a winter coat of gray cloth with karakul fur collar. Apparently, the size did not fit her husband Guena, I was the coat size.</text:p>
      <text:p text:style-name="Standard">And I also went to ZAGS to get the stamp in my passport on divorce with Eera. Yet, they sent me to Nezhin ZAGS, the place of marriage registration.</text:p>
      <text:p text:style-name="Standard">However, at Nezhin ZAGS they demanded a reference from Konotop people's court that our marriage was terminated.</text:p>
      <text:p text:style-name="Standard">“Look," said I, "you made the record of our divorce when she was getting her stamp, give me my stamp on that ground and that's all."</text:p>
      <text:p text:style-name="Standard">"There is no such record. She never came to us."</text:p>
      <text:p text:style-name="Standard">That how they stroke me dumb. I had to go to Konotop, to get the reference in the court and take it back to Nezhin.</text:p>
      <text:p text:style-name="Standard">Shuttling in local trains forth and back, I thought whether the mileage I had ridden on trains would equal the Equator.</text:p>
      <text:p text:style-name="Standard">And I also thought: why did Eera, in so many years, not get her passport stamped to certify our divorce?</text:p>
      <text:p text:style-name="Standard">Probably, to sprinkle a pinch of spice to her lays, sort of adding fresh twigs to the antler of her absent husband, the cuckold of a geologist.</text:p>
      <text:p text:style-name="Standard">And then I realized why I always liked the scene of D'Artagnan farewell to Rochefort in the Dumas novel Twenty Years Later.</text:p>
      <text:p text:style-name="Quote">"Go your way, old devil," D'Artagnan said with a sad smile, looking after the departed Rochefort. "Go. Anyway, there is no more Constance..."</text:p>
      <text:p text:style-name="Standard">I realized, that Constance was Eera and me, only not separately, but together. Constance was us in those silly times when we were still torturing each other with our love…</text:p>
      <text:p text:style-name="Standard">Then I went to the city of Sumy.</text:p>
      <text:p text:style-name="Standard">There I took Lenochka to the cinema. The "Fanfan the Tulip" flicks it was, yet already with Alain Delon starring in it.</text:p>
      <text:p text:style-name="Standard">After the cinema we fed the swans in the park, dropping from the arched bridge crumbs of cabbage piroshki, and then we went to a restaurant. Everything there was a wonder for her...</text:p>
      <text:p text:style-name="Standard">She saw me off at the station and burst into tears for a farewell.</text:p>
      <text:p text:style-name="Standard">She looked beautiful, like her mother, and only the hair she took after me.</text:p>
      <text:p text:style-name="Standard">The next day I went to 25, Gogol Street and left by Sasha Plaksin my black <text:span text:style-name="T2">dembel</text:span> "diplomat" case loaded with dictionaries and a couple of books. We arranged he would send it to me when I settle down somewhere and let him know my address.</text:p>
      <text:p text:style-name="Standard">Konotop saw me off with angry cold and wind, but the coat from Natasha kept me warm, and I went to Nezhin to return the book of stories by Salinger borrowed from Zhomnir.</text:p>
      <text:p text:style-name="Standard">I locked the sports-bag with clothes and other things into an automatic storage cell at the station and with just my briefcase went to Shevchenko Street.</text:p>
      <text:p text:style-name="Standard"><text:soft-page-break/>When the bell rang, the door did not open, probably, Zhomnir and Maria Antonovna walked out somewhere to visit.</text:p>
      <text:p text:style-name="Standard">I went to the city center, to the new "Kosmos" cinema opposite the department store.</text:p>
      <text:p text:style-name="Standard">There was some garbage produced by "Uzbek-film" about Sindbad the Seaman, but I just needed to kill the time.</text:p>
      <text:p text:style-name="Standard">I sat down and planted the briefcase under the seat. The place on the left was taken by a woman of my age.</text:p>
      <text:p text:style-name="Standard">In the tilted passage on the right, a girl about four was running up and down. Her mother, sitting in the front rows, called for her to come back, but the kid did not listen. She kept capering there, and at each of male spectators entering the hall she yelled, "Daddy!"</text:p>
      <text:p text:style-name="Standard">But he was not among them.</text:p>
      <text:p text:style-name="Standard">A couple of rows higher, five meters to the left, there were two military pilots in officer jackets. One of then began to greet my neighbor on the left, but somehow with the owner's air and double bottom significance.</text:p>
      <text:p text:style-name="Standard">The flicks began, and Sindbad switched from the sea to a cave, to fencing a saber next to the ruins of the ancient walls of Samarkand against the background of a high-voltage power line. Finally, the movie ended, I lifted my cap from my knees and put it on my head.</text:p>
      <text:p text:style-name="Standard">The neighbor on the left dropped her thin gloves into the lap of my coat.</text:p>
      <text:p text:style-name="Standard">"Take it," she said softly. "Escort me."</text:p>
      <text:p text:style-name="Standard">I angled my briefcase from under the seat and began to squeeze after her through the crowd.</text:p>
      <text:p text:style-name="Standard">In a rather dense stream of moviegoers, we descended the high exit stairs outside.</text:p>
      <text:p text:style-name="Standard">The officers-pilots were waiting down in their forage caps. As we were passing by, they did not even dare to peep. Did not get the nerve to.</text:p>
      <text:p text:style-name="Standard">First, the karakul collar, to which they would hardly grow, in the Soviet army such collars were prerogative of the colonels and higher ranked Commanders.</text:p>
      <text:p text:style-name="Standard">Secondly, my gray, brand new, cap in the favorite style of <text:span text:style-name="T2">zeks</text:span> after their second term in Zone. Not to mention the equally new briefcase…</text:p>
      <text:p text:style-name="Standard">She invited me to tea. It was not far, in the five-story block on the slope from the main square.</text:p>
      <text:p text:style-name="Standard">I walked and the location was getting more and more familiar to me.</text:p>
      <text:p text:style-name="Standard">Really? It cannot be...Exactly!</text:p>
      <text:p text:style-name="Standard">She opened with her key the apartment where once the black-haired KGBist arranged a meeting for me and his boss in the gray hair stylish haircut above his tanned face. But now the apartment was furnished and lived in.</text:p>
      <text:p text:style-name="Standard">We took our coats in the hallway and went over to the living room.</text:p>
      <text:p text:style-name="Standard">On the coffee table in front of the folding coach-bed, instead of tea, she served a bottle of wine, sliced sausage, and chocolate sweets.</text:p>
      <text:p text:style-name="Standard">I drank wine, snacked chocolate and remembered the crane operator Vitalya.</text:p>
      <text:p text:style-name="Standard"><text:soft-page-break/>We did not ask each other's names. For what we were there "you" was enough.</text:p>
      <text:p text:style-name="Standard">True, she couldn't resist boasting about having a position at the prosecutor's office.</text:p>
      <text:p text:style-name="Standard">Without specifying my profession, I assured her they wouldn't run me down in her beat.</text:p>
      <text:p text:style-name="Standard">Then she went into the bedroom and came back in a long unbuttoned dressing gown.</text:p>
      <text:p text:style-name="Standard">She sat next to me on the folding coach-bed again.</text:p>
      <text:p text:style-name="Standard">I hugged her, ran my hand under the gown collar around her neck until reached and unfastened the bra on her blades.</text:p>
      <text:p text:style-name="Standard">Her face flashed up with joy.</text:p>
      <text:p text:style-name="Standard">We went over to the bedroom…</text:p>
      <text:p text:style-name="Standard">What followed might be compared to the demonstration performances of champions in figure skating, the simile to match her graceful physique.</text:p>
      <text:p text:style-name="Standard">Like well-trained partners, we accurately and precisely entered all those supports, triple two-loops, and other program elements.</text:p>
      <text:p text:style-name="Standard">Of all the program, that two-loops element was especially advantageous for outlining the shapely curves of her slender body.</text:p>
      <text:p text:style-name="Standard">We moved from figure to figure with fancy changes of tempo and on the fly improvisation in combinations, and continued to conquer the hearts of absent spectators with the outstanding degree of perfection in our inimitable performance.</text:p>
      <text:p text:style-name="Standard">The world around, under, and above got wrapped with the misty veil of the delightfully sweet bliss and stuff of ashes being hauled...</text:p>
      <text:p text:style-name="Standard">It’s only that concurrent with the ripples in the stream of sensuality there, absolutely discordant to the ineffable thrills of our carnal delights and skilfully adroit ecstatic raptures, time and again, there splashed up both sketchy and irrelevant glimpses of a f-f..er..frisking puppy, Tuzik, full of sportive ardor, he was happily gnawing a rubber hot-water bottle in an unidentifiable nook.</text:p>
      <text:p text:style-name="Standard">Which Tuzik?! What rubber bottle on Earth had anything to do with the triumphs of our vigorously deft calisthenics?</text:p>
      <text:p text:style-name="Standard">All the proceedings were, in fact, a streamlined execution of the program I was fed in with a novel by Carpentier from a recent issue of Vsesvit.</text:p>
      <text:p text:style-name="Standard">There too, the protagonist, before going to Spain to fight in the ranks of the International Brigades against General Franco, was having sex with his girlfriend three times in their farewell night…</text:p>
      <text:p text:style-name="Standard">In the morning she, at last, made tea, and I called Zhomnir to tell that I brought his book and was on my way to his place.</text:p>
      <text:p text:style-name="Standard">However, I did not go to Zhomnir at once. I returned to the Gogol Greens and entered a hairdresser's in the cobweb of adjoining old streets.</text:p>
      <text:p text:style-name="Standard">They did not expect to have so an early customer, yet one of the hairdressers agreed to shave me.</text:p>
      <text:p text:style-name="Standard"><text:soft-page-break/>That young make-believe hairdresser of a gypsy girl nicked my throat for more than once. At each scratching, she said "oh!" and rubbed the cut with pliable alum. And she even had the nerve to grab the fee after!.</text:p>
      <text:p text:style-name="Standard">I again passed the Gogol Greens and entered School 7.</text:p>
      <text:p text:style-name="Standard">There were classes going on and silence reigned in the deserted corridors.</text:p>
      <text:p text:style-name="Standard">In the teachers' room, I said to the few women present there than I wanted to see Liliana Ogoltsova from a second grade, whose dad I was.</text:p>
      <text:p text:style-name="Standard">One of the women came out into the empty corridor with me and led to the classroom in question.</text:p>
      <text:p text:style-name="Standard">She went in and returned with a girl I did not know, with her ashy hair in the pair of tight plaits, wearing a gray knitted blouse with thin transverse stripes in its front, who obstinately kept her eyes away.</text:p>
      <text:p text:style-name="Standard">"This is the girl," said the teacher, "but she says she does not have a dad."</text:p>
      <text:p text:style-name="Standard">"That's right," I answered fighting back the anger at I did not know what, which rolled up from nowhere. "Would you call ‘father’ the one who shows up once in five years just to say ‘goodbye’?"</text:p>
      <text:p text:style-name="Standard">The teacher tactfully walked off to the nearby windowsill.</text:p>
      <text:p text:style-name="Standard">I opened my briefcase and went down on one knee next to you so that we were even. You did not look at me.</text:p>
      <text:p text:style-name="Standard">"Liliana," I called, and took out from my briefcase the <text:span text:style-name="T2">Morning Star </text:span><text:s/>newspaper, and handed it to you.</text:p>
      <text:p text:style-name="Standard">"Pass it to your mother, please."</text:p>
      <text:p text:style-name="Standard">You accepted the folded newspaper and stood silently, staring at the floor.</text:p>
      <text:p text:style-name="Standard">"All right, Lee," said I, "Go back to your class."</text:p>
      <text:p text:style-name="Standard">You turned with relief and walked to the door of your classroom.</text:p>
      <text:p text:style-name="Standard">I got up from my knee and watched as the door swallowed both you and the newspaper, where between the printed pages there was an enlarged portrait of Eera standing in the summer stream, and the sparse bunch of all the postcards I received, as well as the telegrams, about how you two loved me and congratulated on my birthday or the Day of the Soviet Army…</text:p>
      <text:p text:style-name="Standard">I handed Salinger to Zhomnir and in return, I asked for James Joyce's Ulysses, 705 pages of dense text without pictures, without divisions into parts or chapters.</text:p>
      <text:p text:style-name="Standard">Zhomnir himself once wanted to translate it, but Joyce turned out way too unsuitable for any conjuncture.</text:p>
      <text:p text:style-name="Standard">I gave my word to return the volume in ten years.</text:p>
      <text:p text:style-name="Standard">After a split-second hesitation, he brought the book out of his archive chamber and handed it to me. Now I had with what to fill the eternity ahead of me.</text:p>
      <text:p text:style-name="Standard">"Where are you going?" asked Maria Antonovna.</text:p>
      <text:p text:style-name="Standard">"To Baku."</text:p>
      <text:p text:style-name="Standard">With the usual jerk, the train pulled out of the Nezhin railway station.</text:p>
      <text:p text:style-name="Standard">Everything was behind, ahead was everything.</text:p>
      <text:p text:style-name="Standard"><text:soft-page-break/>Thirty and three years.</text:p>
      <text:p text:style-name="Standard">"It's time for you to work miracles," once said I to a saxophonist I knew, when he became thirty-three.</text:p>
      <text:p text:style-name="Standard">"I have already done miracles," he replied, "And served my time for them as well."</text:p>
      <text:p text:style-name="Standard">And how only do them folks manage to <text:span text:style-name="T7">live eventful lives</text:span>?</text:p>
      <text:p text:style-name="Standard">I thought that I was going to Baku to pick up a job of a bricklayer of the fourth category, and gradually translate Ulysses after the work.</text:p>
      <text:p text:style-name="Standard">As it turned out, I was starting to the Mountainous Karabakh with its war for independence and all the issuing details common for such cases, which I'd rather not dwell on.</text:p>
      <text:p text:style-name="Standard">However, behind the windows of the local train car, there still were running familiar landscapes of 1987, the last year of peace.</text:p>
      <text:p text:style-name="Standard">Before the collapse of the indestructible Union of the Free Republics, there still remained two years.</text:p>
      <text:p text:style-name="Standard">Today, they tell me that in 1987 the smack of the new era was in the air already. Alas, I did not scent the brew.</text:p>
      <text:p text:style-name="List_20_Paragraph">(...what was the underlying reason for the collapse of the USSR?</text:p>
      <text:p text:style-name="List_20_Paragraph">The Union was finished off by "The Guys on the Roadside".</text:p>
      <text:p text:style-name="List_20_Paragraph">So was named the English TV movie of four sequels about the life of British unemployed.</text:p>
      <text:p text:style-name="List_20_Paragraph">The censors at the central television in Moscow did not get it that at the end of that week an electrician at the "Motordetail" plant would say: "I have been working all my life, and so has my wife. Our son returned from the army and he also works now. We have a two-room apartment, and their unemployed live in two-story cottages! Fuck!"</text:p>
      <text:p text:style-name="List_20_Paragraph">The magic power of art touched the living strings in the heart of a Konotop mujik, triggering the chain reaction that changed the face of the world.</text:p>
      <text:p text:style-name="List_20_Paragraph">Has it changed its essence, or was it just a case of plastic surgery?..)</text:p>
      <text:p text:style-name="Standard">Let some other "I", not a part to my personal monad, strain their brains about this question, because the predawn twilight, seeping through the synthetic canvass of my Chinese tent, signals the end to this sleepless night and also to this endless letter.</text:p>
      <text:p text:style-name="Standard">You will ask, how did my following life flow, behind the watershed of the Caucasian ridge?</text:p>
      <text:p text:style-name="Standard">You may not even ask it, I will tell you all the same.</text:p>
      <text:p text:style-name="Standard">First, do not ask about my life in the past tense, it still keeps flowing on.</text:p>
      <text:p text:style-name="Standard">I rolled its way as best as I could. Because of the spiral nature of the current, we can only go through multiple repetitions of what has been and will be.</text:p>
      <text:p text:style-name="Standard">"What has been will be again," says the new translation of the Old Testament, and Vladimir Dahl in his dictionary recorded the same saying in normal, human, language – "radish is no sweeter than a horseradish".</text:p>
      <text:p text:style-name="Standard">But, if I may ask, do all those wisdom pieces helped a single anyone?</text:p>
      <text:p text:style-name="Standard">And when there comes the moment to feel that I don't care a f-f..er..fleck, I let it rip and go with the flow to the ultimate end.</text:p>
      <text:p text:style-name="Standard"><text:soft-page-break/>Life is predetermined like a winding mountain road with the drop-off on the right and the cliff-wall on the left, here you go repeating step by step the path passed before you, by you who was also "I".</text:p>
      <text:p text:style-name="Standard">Of course, when I recognize a repetition of familiar situations, I try to avoid ugly deeds for which I'll be painfully ashamed.</text:p>
      <text:p text:style-name="Standard">And up till now I, like, have managed to dodge. Or?.</text:p>
      <text:p text:style-name="Standard">Yes, like, haven't stepped...If only that bitter son of a bitch in my Chinese tent wouldn't unearth something else...</text:p>
      <text:p text:style-name="Standard">So, here we are – I and the Varanda.</text:p>
      <text:p text:style-name="Standard">It goes to meet the Araks river and I am passing by and on, to the last limit beyond which there's the boundless blue sea and, probably, the once lost sailing boat in it…</text:p>
      <text:p text:style-name="Standard">Something again carries me off to all sorts of epochs with philologies.</text:p>
      <text:p text:style-name="Standard">But this is, after all, a private letter of a father to his daughter, and f-f..er..<text:span text:style-name="T4">I mean, </text:span>fairly didactic too, well...sort of...at certain passages…</text:p>
      <text:p text:style-name="Standard">Seems like it's the high time to wind up already.</text:p>
      <text:p text:style-name="Quote">...and then the morning of the following day came, and Scheherazade was suffered to live that day also...</text:p>
      <text:p text:style-name="Standard">And about myself, dear daughter, I may report that the maxim "I know that I know nothing" is not applicable to me, though there were times when I also scattered this particular pearl.</text:p>
      <text:p text:style-name="Standard">Today, however, I have serious doubts about having even so tiny scraps of knowledge. I doubt that I know anything at all, be it even nothing.</text:p>
      <text:p text:style-name="Standard">"We understand life only by looking back at the past," announced a lover of aphorisms.</text:p>
      <text:p text:style-name="Standard">Asshole! You will not understand it even when pulled out of the grave and poked into it with your noseless skull!.</text:p>
      <text:p text:style-name="Standard">And no one will ever understand…</text:p>
      <text:p text:style-name="Standard">There's just one thing beyond any doubt – life is shorter than even the dash between the dates of birth and death.</text:p>
      <text:p text:style-name="Standard">And I do not care that no one cares about my non-existent wisdom, because I know better than anyone else that after all that was there, after my stupidities and mistakes, after stepping in all sorts of shit, I am not a hair-breadth wiser, I am still the same naive sucker ready to get underway to the unseen Where-Where Mountains.</text:p>
      <text:p text:style-name="Standard">And let the hull is old like hell, the mast all cracks, and this whole nutshell will not survive the nearest storm – ahead, at full tilt!</text:p>
      <text:p text:style-name="Standard">And let another calypso or penelope (what's the difference?) tearing the blouse on her charms, cries out and rushes along the foamy water edge – full ahead!.</text:p>
      <text:p text:style-name="Standard">I know that the bigger part of the dash is over so, come what may, the final leg would be passed as well, perk up – we’ll prick through for sure! Like hell will anything stop a hooey-pricker!.</text:p>
      <text:p text:style-name="Standard"><text:soft-page-break/>Good-bye, sweetie.</text:p>
      <text:p text:style-name="Standard">My fatherly hug to you.</text:p>
      <text:p text:style-name="Standard">And, since you are fond of "You" in the plural –</text:p>
      <text:p text:style-name="Standard">With love,</text:p>
      <text:p text:style-name="Standard">your daddies: Sehrguey and Nikolayevich.</text:p>
      <text:p text:style-name="List_20_Paragraph">(...and whichever rumors reach you, you know firmly – we lived happily ever after and died on the same day...)</text:p>
      <text:p text:style-name="Standard">P. S.:</text:p>
      <text:p text:style-name="Standard">in case you will give birth to a baby-son – look out! And if you notice an excessive interest for paper, or if instead of games in the computer he starts playing with text typing, then wrap him in a white cloth and throw into the fast-running river and he'll only say "thank you!" afterward.</text:p>
      <text:p text:style-name="Standard">P. P. S.:</text:p>
      <text:p text:style-name="Standard">I almost forgot to warn that any coincidence with the names of real persons is purely accidental and the described events – fictitious because there is no one responsible for the unpredictably weird dreams of a life-long graphomanic—</text:p>
      <text:p text:style-name="Standard">during the night of 20 to 21 August 2007,</text:p>
      <text:p text:style-name="P1">on the left bank of the Varanda River...</text:p>
      <text:p text:style-name="Subtitl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0598in" fo:margin-bottom="0.0598in" loext:contextual-spacing="false" fo:line-height="100%" fo:text-align="start" style:justify-single-word="false" fo:orphans="2" fo:widows="2" fo:text-indent="0.0098in" style:auto-text-indent="false" style:page-number="auto" style:writing-mode="lr-tb"/>
      <style:text-properties style:font-name="Arial Rounded MT" fo:font-family="'Arial Rounded MT'" style:font-style-name="Regular" style:font-pitch="variable" fo:font-size="12pt" fo:font-style="normal"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1665in" fo:margin-bottom="0in" loext:contextual-spacing="false" fo:text-align="center" style:justify-single-word="false" fo:keep-together="always" fo:text-indent="0in" style:auto-text-indent="false" fo:keep-with-next="always"/>
      <style:text-properties style:font-name="Garamond"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0835in" fo:margin-bottom="0in" loext:contextual-spacing="false" fo:text-align="center" style:justify-single-word="false" fo:keep-together="always" fo:text-indent="0in" style:auto-text-indent="false" fo:keep-with-next="always"/>
      <style:text-properties style:font-name="Courier New" fo:font-family="'Courier New'"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3pt"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Quote" style:family="paragraph" style:parent-style-name="Standard" style:next-style-name="Standard" style:default-outline-level="">
      <style:paragraph-properties fo:margin-left="0.8661in" fo:margin-right="0in" fo:margin-top="0.0835in" fo:margin-bottom="0.0835in" loext:contextual-spacing="true" fo:text-indent="0.5in" style:auto-text-indent="false"/>
      <style:text-properties fo:color="#000000" style:font-name="Lato" fo:font-family="Lato" style:font-style-name="Italic" style:font-pitch="variable" fo:font-style="italic" fo:font-weight="bold" style:font-style-asian="italic" style:font-style-complex="italic" style:font-weight-complex="normal"/>
    </style:style>
    <style:style style:name="Subtitle" style:family="paragraph" style:parent-style-name="Standard" style:next-style-name="Standard" style:default-outline-level="" style:class="chapter">
      <style:paragraph-properties fo:margin-left="0in" fo:margin-right="0in" fo:margin-top="0.0835in" fo:margin-bottom="0in" loext:contextual-spacing="false" fo:text-align="center" style:justify-single-word="false" fo:text-indent="0.5in" style:auto-text-indent="false"/>
      <style:text-properties style:font-name="Cambria" fo:font-family="Cambria" style:font-family-generic="roman" style:font-pitch="variable" fo:letter-spacing="0.0102in"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8661in" fo:margin-right="0in" fo:margin-top="0in" fo:margin-bottom="0in" loext:contextual-spacing="true" fo:text-indent="0in" style:auto-text-indent="false"/>
      <style:text-properties style:font-name="Arial Narrow" fo:font-family="'Arial Narrow'" style:font-family-generic="roman" style:font-pitch="variable" style:font-name-asian="Arial Unicode MS" style:font-family-asian="'Arial Unicode MS'" style:font-family-generic-asian="system" style:font-pitch-asian="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family="Consolas" style:font-family-generic="roman" style:font-pitch="variable" fo:font-size="10.5pt" style:font-size-asian="10.5pt" style:font-size-complex="10.5pt"/>
    </style:style>
    <style:style style:name="Заголовок_20_1_20_Знак" style:display-name="Заголовок 1 Знак" style:family="text" style:parent-style-name="Default_20_Paragraph_20_Font">
      <style:text-properties style:font-name="Garamond"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ourier New" fo:font-family="'Courier New'"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Цитата_20_2_20_Знак" style:display-name="Цитата 2 Знак" style:family="text" style:parent-style-name="Default_20_Paragraph_20_Font">
      <style:text-properties fo:color="#000000" style:font-name="Times New Roman" fo:font-family="'Times New Roman'" style:font-family-generic="roman" style:font-pitch="variable" fo:font-style="italic" style:font-style-asian="italic" style:font-style-complex="italic"/>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0425in" fo:margin-right="1.042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й</meta:initial-creator>
    <meta:editing-cycles>372</meta:editing-cycles>
    <meta:creation-date>2020-04-05T06:17:00</meta:creation-date>
    <dc:date>2020-09-24T21:54:44.032153310</dc:date>
    <meta:editing-duration>P13DT14H23M40S</meta:editing-duration>
    <meta:generator>LibreOffice/6.1.5.2$Linux_X86_64 LibreOffice_project/10$Build-2</meta:generator>
    <meta:document-statistic meta:table-count="0" meta:image-count="0" meta:object-count="0" meta:page-count="33" meta:paragraph-count="638" meta:word-count="15320" meta:character-count="87427" meta:non-whitespace-character-count="72693"/>
    <meta:user-defined meta:name="AppVersion">12.0000</meta:user-defined>
    <meta:user-defined meta:name="Company">ф</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